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5.29mm"/>
    </style:style>
    <style:style style:name="co8" style:family="table-column">
      <style:table-column-properties fo:break-before="auto" style:column-width="16.46mm"/>
    </style:style>
    <style:style style:name="co9" style:family="table-column">
      <style:table-column-properties fo:break-before="auto" style:column-width="20.53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2.03mm"/>
    </style:style>
    <style:style style:name="co12" style:family="table-column">
      <style:table-column-properties fo:break-before="auto" style:column-width="11.55mm"/>
    </style:style>
    <style:style style:name="co13" style:family="table-column">
      <style:table-column-properties fo:break-before="auto" style:column-width="39.92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7.08mm"/>
    </style:style>
    <style:style style:name="co17" style:family="table-column">
      <style:table-column-properties fo:break-before="auto" style:column-width="39.56mm"/>
    </style:style>
    <style:style style:name="co18" style:family="table-column">
      <style:table-column-properties fo:break-before="auto" style:column-width="5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8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107">
      <style:table-cell-properties fo:border="none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6" style:family="table-cell" style:parent-style-name="Default" style:data-style-name="N107"/>
    <style:style style:name="ce27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29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none"/>
    </style:style>
    <style:style style:name="ce37" style:family="table-cell" style:parent-style-name="Default">
      <style:table-cell-properties fo:background-color="#dddddd"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41" style:family="table-cell" style:parent-style-name="Default">
      <style:table-cell-properties fo:background-color="#dddddd" style:text-align-source="fix" style:repeat-content="false" fo:border="none"/>
      <style:paragraph-properties fo:text-align="end" fo:margin-left="0m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8" style:family="table-cell" style:parent-style-name="Default" style:data-style-name="N107">
      <style:table-cell-properties fo:border-bottom="none" fo:background-color="#dddddd" fo:border-left="none" fo:border-right="none" fo:border-top="0.06pt solid #000000"/>
    </style:style>
    <style:style style:name="ce49" style:family="table-cell" style:parent-style-name="Default" style:data-style-name="N107">
      <style:table-cell-properties fo:background-color="#dddddd" fo:border="none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fo:font-weight="bold" style:font-name-asian="SimSun" style:font-weight-asian="bold" style:font-name-complex="Lucida Sans" style:font-weight-complex="bold"/>
    </style:style>
    <style:style style:name="ce51" style:family="table-cell" style:parent-style-name="Default" style:data-style-name="N107">
      <style:table-cell-properties fo:background-color="#dddddd"/>
    </style:style>
    <style:style style:name="ce52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5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107">
      <style:table-cell-properties fo:border-bottom="none" fo:background-color="#dddddd" fo:border-left="0.06pt solid #000000" fo:border-right="none" fo:border-top="0.06pt solid #000000"/>
    </style:style>
    <style:style style:name="ce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end" fo:margin-left="0mm"/>
    </style:style>
    <style:style style:name="ce63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6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6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70" style:family="table-cell" style:parent-style-name="Default" style:data-style-name="N107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end" fo:margin-left="0mm"/>
    </style:style>
  </office:automatic-styles>
  <office:body>
    <office:spreadsheet>
      <table:content-validations>
        <table:content-validation table:name="val1" table:condition="of:cell-content-is-in-list(&quot;m&quot;;&quot;f&quot;)" table:allow-empty-cell="true" table:display-list="unsorted" table:base-cell-address="Accounting.C5">
          <table:help-message table:display="false">
            <text:p>m</text:p>
            <text:p>f</text:p>
          </table:help-message>
          <table:error-message table:message-type="stop" table:display="true"/>
        </table:content-validation>
        <table:content-validation table:name="val2" table:condition="of:cell-content-is-in-list(Classes)" table:allow-empty-cell="true" table:display-list="unsorted" table:base-cell-address="Accounting.D5">
          <table:error-message table:message-type="stop" table:display="true"/>
        </table:content-validation>
        <table:content-validation table:name="val3" table:base-cell-address="Accounting.E5">
          <table:error-message table:message-type="stop" table:display="true"/>
        </table:content-validation>
        <table:content-validation table:name="val4" table:condition="of:cell-content-is-in-list(&quot;y&quot;;&quot;n&quot;)" table:allow-empty-cell="true" table:display-list="unsorted" table:base-cell-address="Participants.J8"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Statistic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ipants</text:p>
          </table:table-cell>
          <table:table-cell table:formula="of:=[Participants.B3]" office:value-type="float" office:value="86" calcext:value-type="float">
            <text:p>86</text:p>
          </table:table-cell>
        </table:table-row>
        <table:table-row table:style-name="ro2">
          <table:table-cell/>
          <table:table-cell office:value-type="string" calcext:value-type="string">
            <text:p>Avg. Age</text:p>
          </table:table-cell>
          <table:table-cell table:formula="of:=AVERAGE([Participants.B8:.B2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string" calcext:value-type="string">
            <text:p>Male</text:p>
          </table:table-cell>
          <table:table-cell table:formula="of:=COUNTIF([Participants.C$8:.C$212];&quot;m&quot;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emale</text:p>
          </table:table-cell>
          <table:table-cell table:formula="of:=COUNTIF([Participants.C$8:.C$212];&quot;f&quot;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Accommod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 → Sa</text:p>
          </table:table-cell>
          <table:table-cell table:formula="of:=COUNTIF([$Participants.$H$8:Participants.$H$212];&quot;y&quot;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 → Su</text:p>
          </table:table-cell>
          <table:table-cell table:formula="of:=COUNTIF([$Participants.$I$8:Participants.$I$212];&quot;y&quot;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 Nigh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 Nights</text:p>
          </table:table-cell>
          <table:table-cell/>
        </table:table-row>
      </table:table>
      <table:table table:name="Participant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number-columns-repeated="2" table:default-cell-style-name="ce15"/>
        <table:table-column table:style-name="co7" table:default-cell-style-name="ce18"/>
        <table:table-column table:style-name="co7" table:default-cell-style-name="ce19"/>
        <table:table-column table:style-name="co8" table:default-cell-style-name="ce19"/>
        <table:table-column table:style-name="co9" table:default-cell-style-name="ce13"/>
        <table:table-column table:style-name="co10" table:number-columns-repeated="2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2" table:default-cell-style-name="ce13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Participants</text:p>
          </table:table-cell>
          <table:table-cell table:number-columns-repeated="2"/>
          <table:table-cell table:style-name="Default" table:number-columns-repeated="13"/>
          <table:table-cell table:number-columns-repeated="1008"/>
        </table:table-row>
        <table:table-row table:style-name="ro2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2">
          <table:table-cell table:style-name="ce3" office:value-type="string" calcext:value-type="string">
            <text:p>Participants</text:p>
          </table:table-cell>
          <table:table-cell table:style-name="ce7" office:value-type="float" office:value="86" calcext:value-type="float" table:number-columns-spanned="2" table:number-rows-spanned="1">
            <text:p>86</text:p>
          </table:table-cell>
          <table:covered-table-cell table:style-name="ce10"/>
          <table:table-cell table:style-name="Default" table:number-columns-repeated="13"/>
          <table:table-cell table:number-columns-repeated="1008"/>
        </table:table-row>
        <table:table-row table:style-name="ro2">
          <table:table-cell table:style-name="ce4" office:value-type="string" calcext:value-type="string">
            <text:p>Fee</text:p>
          </table:table-cell>
          <table:table-cell table:style-name="ce8" table:formula="of:=SUM([.F8:.F203])" office:value-type="currency" office:currency="EUR" office:value="5292" calcext:value-type="currency" table:number-columns-spanned="2" table:number-rows-spanned="1">
            <text:p>5.292,00 €</text:p>
          </table:table-cell>
          <table:covered-table-cell table:style-name="ce11"/>
          <table:table-cell table:style-name="Default" table:number-columns-repeated="13"/>
          <table:table-cell table:number-columns-repeated="1008"/>
        </table:table-row>
        <table:table-row table:style-name="ro2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3" table:number-rows-spanned="1">
            <text:p>Participant</text:p>
          </table:table-cell>
          <table:covered-table-cell table:number-columns-repeated="2" table:style-name="ce9"/>
          <table:table-cell table:style-name="ce12" office:value-type="string" calcext:value-type="string" table:number-columns-spanned="4" table:number-rows-spanned="1">
            <text:p>Registration</text:p>
          </table:table-cell>
          <table:covered-table-cell table:number-columns-repeated="2" table:style-name="ce14"/>
          <table:covered-table-cell table:style-name="ce16"/>
          <table:table-cell table:style-name="ce12" office:value-type="string" calcext:value-type="string" table:number-columns-spanned="2" table:number-rows-spanned="1">
            <text:p>Accomodation</text:p>
          </table:table-cell>
          <table:covered-table-cell table:style-name="ce9"/>
          <table:table-cell table:style-name="ce12" office:value-type="string" calcext:value-type="string" table:number-columns-spanned="6" table:number-rows-spanned="1">
            <text:p>Food</text:p>
          </table:table-cell>
          <table:covered-table-cell table:number-columns-repeated="5" table:style-name="ce9"/>
          <table:table-cell table:style-name="ce12" office:value-type="string" calcext:value-type="string" table:number-columns-spanned="4" table:number-rows-spanned="1">
            <text:p>Competitions</text:p>
          </table:table-cell>
          <table:covered-table-cell table:number-columns-repeated="3" table:style-name="ce9"/>
          <table:table-cell table:style-name="ce9" table:number-columns-repeated="1005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Sex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Fee</text:p>
          </table:table-cell>
          <table:table-cell table:style-name="ce6" office:value-type="string" calcext:value-type="string">
            <text:p>Paid</text:p>
          </table:table-cell>
          <table:table-cell table:style-name="ce17" office:value-type="string" calcext:value-type="string">
            <text:p>Balance</text:p>
          </table:table-cell>
          <table:table-cell table:style-name="ce6" office:value-type="string" calcext:value-type="string">
            <text:p>Fr to Su</text:p>
          </table:table-cell>
          <table:table-cell table:style-name="ce6" office:value-type="string" calcext:value-type="string">
            <text:p>Sa to Su</text:p>
          </table:table-cell>
          <table:table-cell table:style-name="ce4" office:value-type="string" calcext:value-type="string">
            <text:p>Vegetarian?</text:p>
          </table:table-cell>
          <table:table-cell table:style-name="ce6" office:value-type="string" calcext:value-type="string">
            <text:p>BF Sa</text:p>
          </table:table-cell>
          <table:table-cell table:style-name="ce6" office:value-type="string" calcext:value-type="string">
            <text:p>BF Su</text:p>
          </table:table-cell>
          <table:table-cell table:style-name="ce6" office:value-type="string" calcext:value-type="string">
            <text:p>Lu Sa</text:p>
          </table:table-cell>
          <table:table-cell table:style-name="ce6" office:value-type="string" calcext:value-type="string">
            <text:p>Lu So</text:p>
          </table:table-cell>
          <table:table-cell table:style-name="ce6" office:value-type="string" calcext:value-type="string">
            <text:p>Di Sa</text:p>
          </table:table-cell>
          <table:table-cell table:style-name="ce4" office:value-type="string" calcext:value-type="string">
            <text:p>X-Style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Flatland</text:p>
          </table:table-cell>
          <table:table-cell table:style-name="ce6" office:value-type="string" calcext:value-type="string">
            <text:p>…</text:p>
          </table:table-cell>
          <table:table-cell table:style-name="ce6" table:number-columns-repeated="1005"/>
        </table:table-row>
        <table:table-row table:style-name="ro2">
          <table:table-cell office:value-type="string" calcext:value-type="string">
            <text:p>First Organizer</text:p>
          </table:table-cell>
          <table:table-cell/>
          <table:table-cell table:content-validation-name="val1"/>
          <table:table-cell table:content-validation-name="val2" office:value-type="string" calcext:value-type="string">
            <text:p>Staff</text:p>
          </table:table-cell>
          <table:table-cell table:content-validation-name="val3" table:formula="of:=IF(COUNTIF([Fee.$B$7:.$B$27];[.D8]);VLOOKUP([.D8];[Fee.$B$7:.$C$27];2;0);&quot;&quot;)" office:value-type="currency" office:currency="EUR" office:value="0" calcext:value-type="currency">
            <text:p>0,00 €</text:p>
          </table:table-cell>
          <table:table-cell table:content-validation-name="val3"/>
          <table:table-cell table:content-validation-name="val3" table:formula="of:=IF(ISNUMBER([.E8]);[.F8]-[.E8];&quot;&quot;)" office:value-type="currency" office:currency="EUR" office:value="0" calcext:value-type="currency">
            <text:p>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nother Organizer</text:p>
          </table:table-cell>
          <table:table-cell/>
          <table:table-cell table:content-validation-name="val1"/>
          <table:table-cell table:content-validation-name="val2" office:value-type="string" calcext:value-type="string">
            <text:p>Staff</text:p>
          </table:table-cell>
          <table:table-cell table:content-validation-name="val3" table:formula="of:=IF(COUNTIF([Fee.$B$7:.$B$27];[.D9]);VLOOKUP([.D9];[Fee.$B$7:.$C$27];2;0);&quot;&quot;)" office:value-type="currency" office:currency="EUR" office:value="0" calcext:value-type="currency">
            <text:p>0,00 €</text:p>
          </table:table-cell>
          <table:table-cell table:content-validation-name="val3"/>
          <table:table-cell table:content-validation-name="val3" table:formula="of:=IF(ISNUMBER([.E9]);[.F9]-[.E9];&quot;&quot;)" office:value-type="currency" office:currency="EUR" office:value="0" calcext:value-type="currency">
            <text:p>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0]);VLOOKUP([.D1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0]);[.F10]-[.E1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1]);VLOOKUP([.D1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1]);[.F11]-[.E1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2]);VLOOKUP([.D1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2]);[.F12]-[.E1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3]);VLOOKUP([.D1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3]);[.F13]-[.E1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4]);VLOOKUP([.D1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4]);[.F14]-[.E1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5]);VLOOKUP([.D1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5]);[.F15]-[.E1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6]);VLOOKUP([.D1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6]);[.F16]-[.E1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7]);VLOOKUP([.D1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7]);[.F17]-[.E1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9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8]);VLOOKUP([.D1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8]);[.F18]-[.E1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0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19]);VLOOKUP([.D1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19]);[.F19]-[.E1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0]);VLOOKUP([.D2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0]);[.F20]-[.E2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1]);VLOOKUP([.D2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1]);[.F21]-[.E2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2]);VLOOKUP([.D2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2]);[.F22]-[.E2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3]);VLOOKUP([.D2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3]);[.F23]-[.E2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4]);VLOOKUP([.D2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4]);[.F24]-[.E2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5]);VLOOKUP([.D2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5]);[.F25]-[.E2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6]);VLOOKUP([.D2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6]);[.F26]-[.E2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8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7]);VLOOKUP([.D2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7]);[.F27]-[.E2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19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8]);VLOOKUP([.D2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8]);[.F28]-[.E2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0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29]);VLOOKUP([.D2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29]);[.F29]-[.E2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1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0]);VLOOKUP([.D3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0]);[.F30]-[.E3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2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1]);VLOOKUP([.D3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1]);[.F31]-[.E3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3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2]);VLOOKUP([.D3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2]);[.F32]-[.E3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4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3]);VLOOKUP([.D3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3]);[.F33]-[.E3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5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4]);VLOOKUP([.D3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4]);[.F34]-[.E3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6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5]);VLOOKUP([.D3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5]);[.F35]-[.E3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7</text:p>
          </table:table-cell>
          <table:table-cell/>
          <table:table-cell table:content-validation-name="val1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6]);VLOOKUP([.D3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6]);[.F36]-[.E3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7]);VLOOKUP([.D3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7]);[.F37]-[.E3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2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8]);VLOOKUP([.D3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8]);[.F38]-[.E3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39]);VLOOKUP([.D3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39]);[.F39]-[.E3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0]);VLOOKUP([.D4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0]);[.F40]-[.E4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1]);VLOOKUP([.D4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1]);[.F41]-[.E4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2]);VLOOKUP([.D4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2]);[.F42]-[.E4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3]);VLOOKUP([.D4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3]);[.F43]-[.E4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4]);VLOOKUP([.D4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4]);[.F44]-[.E4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5]);VLOOKUP([.D4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5]);[.F45]-[.E4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6]);VLOOKUP([.D4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6]);[.F46]-[.E4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7]);VLOOKUP([.D4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7]);[.F47]-[.E4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3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8]);VLOOKUP([.D4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8]);[.F48]-[.E4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49]);VLOOKUP([.D4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49]);[.F49]-[.E4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0]);VLOOKUP([.D5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0]);[.F50]-[.E5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1]);VLOOKUP([.D5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1]);[.F51]-[.E5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2]);VLOOKUP([.D5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2]);[.F52]-[.E5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3]);VLOOKUP([.D5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3]);[.F53]-[.E5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4]);VLOOKUP([.D5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4]);[.F54]-[.E5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5]);VLOOKUP([.D5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5]);[.F55]-[.E5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6]);VLOOKUP([.D5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6]);[.F56]-[.E5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7]);VLOOKUP([.D5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7]);[.F57]-[.E5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4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8]);VLOOKUP([.D5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8]);[.F58]-[.E5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59]);VLOOKUP([.D5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59]);[.F59]-[.E5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0]);VLOOKUP([.D6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0]);[.F60]-[.E6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1]);VLOOKUP([.D6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1]);[.F61]-[.E6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2]);VLOOKUP([.D6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2]);[.F62]-[.E6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3]);VLOOKUP([.D6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3]);[.F63]-[.E6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4]);VLOOKUP([.D6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4]);[.F64]-[.E6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5]);VLOOKUP([.D6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5]);[.F65]-[.E6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6]);VLOOKUP([.D6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6]);[.F66]-[.E6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7]);VLOOKUP([.D6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7]);[.F67]-[.E6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5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8]);VLOOKUP([.D6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8]);[.F68]-[.E6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69]);VLOOKUP([.D6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69]);[.F69]-[.E6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0]);VLOOKUP([.D7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0]);[.F70]-[.E7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1]);VLOOKUP([.D7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1]);[.F71]-[.E7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2]);VLOOKUP([.D7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2]);[.F72]-[.E7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3]);VLOOKUP([.D7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3]);[.F73]-[.E7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4]);VLOOKUP([.D7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4]);[.F74]-[.E7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5]);VLOOKUP([.D7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5]);[.F75]-[.E7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6]);VLOOKUP([.D7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6]);[.F76]-[.E7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7]);VLOOKUP([.D7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7]);[.F77]-[.E7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6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8]);VLOOKUP([.D7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8]);[.F78]-[.E7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79]);VLOOKUP([.D7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79]);[.F79]-[.E7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0]);VLOOKUP([.D8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0]);[.F80]-[.E8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1]);VLOOKUP([.D8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1]);[.F81]-[.E8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2]);VLOOKUP([.D8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2]);[.F82]-[.E8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3]);VLOOKUP([.D8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3]);[.F83]-[.E8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5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4]);VLOOKUP([.D84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4]);[.F84]-[.E84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6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5]);VLOOKUP([.D85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5]);[.F85]-[.E85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7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6]);VLOOKUP([.D86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6]);[.F86]-[.E86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8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7]);VLOOKUP([.D87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7]);[.F87]-[.E87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79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8]);VLOOKUP([.D88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8]);[.F88]-[.E88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0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89]);VLOOKUP([.D89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89]);[.F89]-[.E89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1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0]);VLOOKUP([.D90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0]);[.F90]-[.E90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2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1]);VLOOKUP([.D91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1]);[.F91]-[.E91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3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2]);VLOOKUP([.D92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2]);[.F92]-[.E92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office:value-type="string" calcext:value-type="string">
            <text:p>Attendee 84</text:p>
          </table:table-cell>
          <table:table-cell table:number-columns-repeated="2"/>
          <table:table-cell table:content-validation-name="val2" office:value-type="string" calcext:value-type="string">
            <text:p>Full</text:p>
          </table:table-cell>
          <table:table-cell table:content-validation-name="val3" table:formula="of:=IF(COUNTIF([Fee.$B$7:.$B$27];[.D93]);VLOOKUP([.D93];[Fee.$B$7:.$C$27];2;0);&quot;&quot;)" office:value-type="currency" office:currency="EUR" office:value="43" calcext:value-type="currency">
            <text:p>43,00 €</text:p>
          </table:table-cell>
          <table:table-cell table:content-validation-name="val3" office:value-type="currency" office:currency="EUR" office:value="63" calcext:value-type="currency">
            <text:p>63,00 €</text:p>
          </table:table-cell>
          <table:table-cell table:content-validation-name="val3" table:formula="of:=IF(ISNUMBER([.E93]);[.F93]-[.E93];&quot;&quot;)" office:value-type="currency" office:currency="EUR" office:value="20" calcext:value-type="currency">
            <text:p>20,00 €</text:p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4]);VLOOKUP([.D94];[Fee.$B$7:.$C$27];2;0);&quot;&quot;)">
            <text:p/>
          </table:table-cell>
          <table:table-cell table:content-validation-name="val3"/>
          <table:table-cell table:content-validation-name="val3" table:formula="of:=IF(ISNUMBER([.E94]);[.F94]-[.E9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5]);VLOOKUP([.D95];[Fee.$B$7:.$C$27];2;0);&quot;&quot;)">
            <text:p/>
          </table:table-cell>
          <table:table-cell table:content-validation-name="val3"/>
          <table:table-cell table:content-validation-name="val3" table:formula="of:=IF(ISNUMBER([.E95]);[.F95]-[.E9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6]);VLOOKUP([.D96];[Fee.$B$7:.$C$27];2;0);&quot;&quot;)">
            <text:p/>
          </table:table-cell>
          <table:table-cell table:content-validation-name="val3"/>
          <table:table-cell table:content-validation-name="val3" table:formula="of:=IF(ISNUMBER([.E96]);[.F96]-[.E9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7]);VLOOKUP([.D97];[Fee.$B$7:.$C$27];2;0);&quot;&quot;)">
            <text:p/>
          </table:table-cell>
          <table:table-cell table:content-validation-name="val3"/>
          <table:table-cell table:content-validation-name="val3" table:formula="of:=IF(ISNUMBER([.E97]);[.F97]-[.E9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8]);VLOOKUP([.D98];[Fee.$B$7:.$C$27];2;0);&quot;&quot;)">
            <text:p/>
          </table:table-cell>
          <table:table-cell table:content-validation-name="val3"/>
          <table:table-cell table:content-validation-name="val3" table:formula="of:=IF(ISNUMBER([.E98]);[.F98]-[.E9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99]);VLOOKUP([.D99];[Fee.$B$7:.$C$27];2;0);&quot;&quot;)">
            <text:p/>
          </table:table-cell>
          <table:table-cell table:content-validation-name="val3"/>
          <table:table-cell table:content-validation-name="val3" table:formula="of:=IF(ISNUMBER([.E99]);[.F99]-[.E9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0]);VLOOKUP([.D100];[Fee.$B$7:.$C$27];2;0);&quot;&quot;)">
            <text:p/>
          </table:table-cell>
          <table:table-cell table:content-validation-name="val3"/>
          <table:table-cell table:content-validation-name="val3" table:formula="of:=IF(ISNUMBER([.E100]);[.F100]-[.E10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1]);VLOOKUP([.D101];[Fee.$B$7:.$C$27];2;0);&quot;&quot;)">
            <text:p/>
          </table:table-cell>
          <table:table-cell table:content-validation-name="val3"/>
          <table:table-cell table:content-validation-name="val3" table:formula="of:=IF(ISNUMBER([.E101]);[.F101]-[.E10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2]);VLOOKUP([.D102];[Fee.$B$7:.$C$27];2;0);&quot;&quot;)">
            <text:p/>
          </table:table-cell>
          <table:table-cell table:content-validation-name="val3"/>
          <table:table-cell table:content-validation-name="val3" table:formula="of:=IF(ISNUMBER([.E102]);[.F102]-[.E10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3]);VLOOKUP([.D103];[Fee.$B$7:.$C$27];2;0);&quot;&quot;)">
            <text:p/>
          </table:table-cell>
          <table:table-cell table:content-validation-name="val3"/>
          <table:table-cell table:content-validation-name="val3" table:formula="of:=IF(ISNUMBER([.E103]);[.F103]-[.E10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4]);VLOOKUP([.D104];[Fee.$B$7:.$C$27];2;0);&quot;&quot;)">
            <text:p/>
          </table:table-cell>
          <table:table-cell table:content-validation-name="val3"/>
          <table:table-cell table:content-validation-name="val3" table:formula="of:=IF(ISNUMBER([.E104]);[.F104]-[.E10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5]);VLOOKUP([.D105];[Fee.$B$7:.$C$27];2;0);&quot;&quot;)">
            <text:p/>
          </table:table-cell>
          <table:table-cell table:content-validation-name="val3"/>
          <table:table-cell table:content-validation-name="val3" table:formula="of:=IF(ISNUMBER([.E105]);[.F105]-[.E10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6]);VLOOKUP([.D106];[Fee.$B$7:.$C$27];2;0);&quot;&quot;)">
            <text:p/>
          </table:table-cell>
          <table:table-cell table:content-validation-name="val3"/>
          <table:table-cell table:content-validation-name="val3" table:formula="of:=IF(ISNUMBER([.E106]);[.F106]-[.E10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7]);VLOOKUP([.D107];[Fee.$B$7:.$C$27];2;0);&quot;&quot;)">
            <text:p/>
          </table:table-cell>
          <table:table-cell table:content-validation-name="val3"/>
          <table:table-cell table:content-validation-name="val3" table:formula="of:=IF(ISNUMBER([.E107]);[.F107]-[.E10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8]);VLOOKUP([.D108];[Fee.$B$7:.$C$27];2;0);&quot;&quot;)">
            <text:p/>
          </table:table-cell>
          <table:table-cell table:content-validation-name="val3"/>
          <table:table-cell table:content-validation-name="val3" table:formula="of:=IF(ISNUMBER([.E108]);[.F108]-[.E10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09]);VLOOKUP([.D109];[Fee.$B$7:.$C$27];2;0);&quot;&quot;)">
            <text:p/>
          </table:table-cell>
          <table:table-cell table:content-validation-name="val3"/>
          <table:table-cell table:content-validation-name="val3" table:formula="of:=IF(ISNUMBER([.E109]);[.F109]-[.E10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0]);VLOOKUP([.D110];[Fee.$B$7:.$C$27];2;0);&quot;&quot;)">
            <text:p/>
          </table:table-cell>
          <table:table-cell table:content-validation-name="val3"/>
          <table:table-cell table:content-validation-name="val3" table:formula="of:=IF(ISNUMBER([.E110]);[.F110]-[.E11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1]);VLOOKUP([.D111];[Fee.$B$7:.$C$27];2;0);&quot;&quot;)">
            <text:p/>
          </table:table-cell>
          <table:table-cell table:content-validation-name="val3"/>
          <table:table-cell table:content-validation-name="val3" table:formula="of:=IF(ISNUMBER([.E111]);[.F111]-[.E11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2]);VLOOKUP([.D112];[Fee.$B$7:.$C$27];2;0);&quot;&quot;)">
            <text:p/>
          </table:table-cell>
          <table:table-cell table:content-validation-name="val3"/>
          <table:table-cell table:content-validation-name="val3" table:formula="of:=IF(ISNUMBER([.E112]);[.F112]-[.E11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3]);VLOOKUP([.D113];[Fee.$B$7:.$C$27];2;0);&quot;&quot;)">
            <text:p/>
          </table:table-cell>
          <table:table-cell table:content-validation-name="val3"/>
          <table:table-cell table:content-validation-name="val3" table:formula="of:=IF(ISNUMBER([.E113]);[.F113]-[.E11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4]);VLOOKUP([.D114];[Fee.$B$7:.$C$27];2;0);&quot;&quot;)">
            <text:p/>
          </table:table-cell>
          <table:table-cell table:content-validation-name="val3"/>
          <table:table-cell table:content-validation-name="val3" table:formula="of:=IF(ISNUMBER([.E114]);[.F114]-[.E11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5]);VLOOKUP([.D115];[Fee.$B$7:.$C$27];2;0);&quot;&quot;)">
            <text:p/>
          </table:table-cell>
          <table:table-cell table:content-validation-name="val3"/>
          <table:table-cell table:content-validation-name="val3" table:formula="of:=IF(ISNUMBER([.E115]);[.F115]-[.E11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6]);VLOOKUP([.D116];[Fee.$B$7:.$C$27];2;0);&quot;&quot;)">
            <text:p/>
          </table:table-cell>
          <table:table-cell table:content-validation-name="val3"/>
          <table:table-cell table:content-validation-name="val3" table:formula="of:=IF(ISNUMBER([.E116]);[.F116]-[.E11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7]);VLOOKUP([.D117];[Fee.$B$7:.$C$27];2;0);&quot;&quot;)">
            <text:p/>
          </table:table-cell>
          <table:table-cell table:content-validation-name="val3"/>
          <table:table-cell table:content-validation-name="val3" table:formula="of:=IF(ISNUMBER([.E117]);[.F117]-[.E11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8]);VLOOKUP([.D118];[Fee.$B$7:.$C$27];2;0);&quot;&quot;)">
            <text:p/>
          </table:table-cell>
          <table:table-cell table:content-validation-name="val3"/>
          <table:table-cell table:content-validation-name="val3" table:formula="of:=IF(ISNUMBER([.E118]);[.F118]-[.E11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19]);VLOOKUP([.D119];[Fee.$B$7:.$C$27];2;0);&quot;&quot;)">
            <text:p/>
          </table:table-cell>
          <table:table-cell table:content-validation-name="val3"/>
          <table:table-cell table:content-validation-name="val3" table:formula="of:=IF(ISNUMBER([.E119]);[.F119]-[.E11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0]);VLOOKUP([.D120];[Fee.$B$7:.$C$27];2;0);&quot;&quot;)">
            <text:p/>
          </table:table-cell>
          <table:table-cell table:content-validation-name="val3"/>
          <table:table-cell table:content-validation-name="val3" table:formula="of:=IF(ISNUMBER([.E120]);[.F120]-[.E12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1]);VLOOKUP([.D121];[Fee.$B$7:.$C$27];2;0);&quot;&quot;)">
            <text:p/>
          </table:table-cell>
          <table:table-cell table:content-validation-name="val3"/>
          <table:table-cell table:content-validation-name="val3" table:formula="of:=IF(ISNUMBER([.E121]);[.F121]-[.E12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2]);VLOOKUP([.D122];[Fee.$B$7:.$C$27];2;0);&quot;&quot;)">
            <text:p/>
          </table:table-cell>
          <table:table-cell table:content-validation-name="val3"/>
          <table:table-cell table:content-validation-name="val3" table:formula="of:=IF(ISNUMBER([.E122]);[.F122]-[.E12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3]);VLOOKUP([.D123];[Fee.$B$7:.$C$27];2;0);&quot;&quot;)">
            <text:p/>
          </table:table-cell>
          <table:table-cell table:content-validation-name="val3"/>
          <table:table-cell table:content-validation-name="val3" table:formula="of:=IF(ISNUMBER([.E123]);[.F123]-[.E12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4]);VLOOKUP([.D124];[Fee.$B$7:.$C$27];2;0);&quot;&quot;)">
            <text:p/>
          </table:table-cell>
          <table:table-cell table:content-validation-name="val3"/>
          <table:table-cell table:content-validation-name="val3" table:formula="of:=IF(ISNUMBER([.E124]);[.F124]-[.E12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5]);VLOOKUP([.D125];[Fee.$B$7:.$C$27];2;0);&quot;&quot;)">
            <text:p/>
          </table:table-cell>
          <table:table-cell table:content-validation-name="val3"/>
          <table:table-cell table:content-validation-name="val3" table:formula="of:=IF(ISNUMBER([.E125]);[.F125]-[.E12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6]);VLOOKUP([.D126];[Fee.$B$7:.$C$27];2;0);&quot;&quot;)">
            <text:p/>
          </table:table-cell>
          <table:table-cell table:content-validation-name="val3"/>
          <table:table-cell table:content-validation-name="val3" table:formula="of:=IF(ISNUMBER([.E126]);[.F126]-[.E12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7]);VLOOKUP([.D127];[Fee.$B$7:.$C$27];2;0);&quot;&quot;)">
            <text:p/>
          </table:table-cell>
          <table:table-cell table:content-validation-name="val3"/>
          <table:table-cell table:content-validation-name="val3" table:formula="of:=IF(ISNUMBER([.E127]);[.F127]-[.E12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8]);VLOOKUP([.D128];[Fee.$B$7:.$C$27];2;0);&quot;&quot;)">
            <text:p/>
          </table:table-cell>
          <table:table-cell table:content-validation-name="val3"/>
          <table:table-cell table:content-validation-name="val3" table:formula="of:=IF(ISNUMBER([.E128]);[.F128]-[.E12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29]);VLOOKUP([.D129];[Fee.$B$7:.$C$27];2;0);&quot;&quot;)">
            <text:p/>
          </table:table-cell>
          <table:table-cell table:content-validation-name="val3"/>
          <table:table-cell table:content-validation-name="val3" table:formula="of:=IF(ISNUMBER([.E129]);[.F129]-[.E12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0]);VLOOKUP([.D130];[Fee.$B$7:.$C$27];2;0);&quot;&quot;)">
            <text:p/>
          </table:table-cell>
          <table:table-cell table:content-validation-name="val3"/>
          <table:table-cell table:content-validation-name="val3" table:formula="of:=IF(ISNUMBER([.E130]);[.F130]-[.E13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1]);VLOOKUP([.D131];[Fee.$B$7:.$C$27];2;0);&quot;&quot;)">
            <text:p/>
          </table:table-cell>
          <table:table-cell table:content-validation-name="val3"/>
          <table:table-cell table:content-validation-name="val3" table:formula="of:=IF(ISNUMBER([.E131]);[.F131]-[.E13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2]);VLOOKUP([.D132];[Fee.$B$7:.$C$27];2;0);&quot;&quot;)">
            <text:p/>
          </table:table-cell>
          <table:table-cell table:content-validation-name="val3"/>
          <table:table-cell table:content-validation-name="val3" table:formula="of:=IF(ISNUMBER([.E132]);[.F132]-[.E13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3]);VLOOKUP([.D133];[Fee.$B$7:.$C$27];2;0);&quot;&quot;)">
            <text:p/>
          </table:table-cell>
          <table:table-cell table:content-validation-name="val3"/>
          <table:table-cell table:content-validation-name="val3" table:formula="of:=IF(ISNUMBER([.E133]);[.F133]-[.E13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4]);VLOOKUP([.D134];[Fee.$B$7:.$C$27];2;0);&quot;&quot;)">
            <text:p/>
          </table:table-cell>
          <table:table-cell table:content-validation-name="val3"/>
          <table:table-cell table:content-validation-name="val3" table:formula="of:=IF(ISNUMBER([.E134]);[.F134]-[.E13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5]);VLOOKUP([.D135];[Fee.$B$7:.$C$27];2;0);&quot;&quot;)">
            <text:p/>
          </table:table-cell>
          <table:table-cell table:content-validation-name="val3"/>
          <table:table-cell table:content-validation-name="val3" table:formula="of:=IF(ISNUMBER([.E135]);[.F135]-[.E13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6]);VLOOKUP([.D136];[Fee.$B$7:.$C$27];2;0);&quot;&quot;)">
            <text:p/>
          </table:table-cell>
          <table:table-cell table:content-validation-name="val3"/>
          <table:table-cell table:content-validation-name="val3" table:formula="of:=IF(ISNUMBER([.E136]);[.F136]-[.E13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7]);VLOOKUP([.D137];[Fee.$B$7:.$C$27];2;0);&quot;&quot;)">
            <text:p/>
          </table:table-cell>
          <table:table-cell table:content-validation-name="val3"/>
          <table:table-cell table:content-validation-name="val3" table:formula="of:=IF(ISNUMBER([.E137]);[.F137]-[.E13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8]);VLOOKUP([.D138];[Fee.$B$7:.$C$27];2;0);&quot;&quot;)">
            <text:p/>
          </table:table-cell>
          <table:table-cell table:content-validation-name="val3"/>
          <table:table-cell table:content-validation-name="val3" table:formula="of:=IF(ISNUMBER([.E138]);[.F138]-[.E13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39]);VLOOKUP([.D139];[Fee.$B$7:.$C$27];2;0);&quot;&quot;)">
            <text:p/>
          </table:table-cell>
          <table:table-cell table:content-validation-name="val3"/>
          <table:table-cell table:content-validation-name="val3" table:formula="of:=IF(ISNUMBER([.E139]);[.F139]-[.E13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0]);VLOOKUP([.D140];[Fee.$B$7:.$C$27];2;0);&quot;&quot;)">
            <text:p/>
          </table:table-cell>
          <table:table-cell table:content-validation-name="val3"/>
          <table:table-cell table:content-validation-name="val3" table:formula="of:=IF(ISNUMBER([.E140]);[.F140]-[.E14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1]);VLOOKUP([.D141];[Fee.$B$7:.$C$27];2;0);&quot;&quot;)">
            <text:p/>
          </table:table-cell>
          <table:table-cell table:content-validation-name="val3"/>
          <table:table-cell table:content-validation-name="val3" table:formula="of:=IF(ISNUMBER([.E141]);[.F141]-[.E14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2]);VLOOKUP([.D142];[Fee.$B$7:.$C$27];2;0);&quot;&quot;)">
            <text:p/>
          </table:table-cell>
          <table:table-cell table:content-validation-name="val3"/>
          <table:table-cell table:content-validation-name="val3" table:formula="of:=IF(ISNUMBER([.E142]);[.F142]-[.E14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3]);VLOOKUP([.D143];[Fee.$B$7:.$C$27];2;0);&quot;&quot;)">
            <text:p/>
          </table:table-cell>
          <table:table-cell table:content-validation-name="val3"/>
          <table:table-cell table:content-validation-name="val3" table:formula="of:=IF(ISNUMBER([.E143]);[.F143]-[.E14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4]);VLOOKUP([.D144];[Fee.$B$7:.$C$27];2;0);&quot;&quot;)">
            <text:p/>
          </table:table-cell>
          <table:table-cell table:content-validation-name="val3"/>
          <table:table-cell table:content-validation-name="val3" table:formula="of:=IF(ISNUMBER([.E144]);[.F144]-[.E14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5]);VLOOKUP([.D145];[Fee.$B$7:.$C$27];2;0);&quot;&quot;)">
            <text:p/>
          </table:table-cell>
          <table:table-cell table:content-validation-name="val3"/>
          <table:table-cell table:content-validation-name="val3" table:formula="of:=IF(ISNUMBER([.E145]);[.F145]-[.E14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6]);VLOOKUP([.D146];[Fee.$B$7:.$C$27];2;0);&quot;&quot;)">
            <text:p/>
          </table:table-cell>
          <table:table-cell table:content-validation-name="val3"/>
          <table:table-cell table:content-validation-name="val3" table:formula="of:=IF(ISNUMBER([.E146]);[.F146]-[.E14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7]);VLOOKUP([.D147];[Fee.$B$7:.$C$27];2;0);&quot;&quot;)">
            <text:p/>
          </table:table-cell>
          <table:table-cell table:content-validation-name="val3"/>
          <table:table-cell table:content-validation-name="val3" table:formula="of:=IF(ISNUMBER([.E147]);[.F147]-[.E14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8]);VLOOKUP([.D148];[Fee.$B$7:.$C$27];2;0);&quot;&quot;)">
            <text:p/>
          </table:table-cell>
          <table:table-cell table:content-validation-name="val3"/>
          <table:table-cell table:content-validation-name="val3" table:formula="of:=IF(ISNUMBER([.E148]);[.F148]-[.E14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49]);VLOOKUP([.D149];[Fee.$B$7:.$C$27];2;0);&quot;&quot;)">
            <text:p/>
          </table:table-cell>
          <table:table-cell table:content-validation-name="val3"/>
          <table:table-cell table:content-validation-name="val3" table:formula="of:=IF(ISNUMBER([.E149]);[.F149]-[.E14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0]);VLOOKUP([.D150];[Fee.$B$7:.$C$27];2;0);&quot;&quot;)">
            <text:p/>
          </table:table-cell>
          <table:table-cell table:content-validation-name="val3"/>
          <table:table-cell table:content-validation-name="val3" table:formula="of:=IF(ISNUMBER([.E150]);[.F150]-[.E15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1]);VLOOKUP([.D151];[Fee.$B$7:.$C$27];2;0);&quot;&quot;)">
            <text:p/>
          </table:table-cell>
          <table:table-cell table:content-validation-name="val3"/>
          <table:table-cell table:content-validation-name="val3" table:formula="of:=IF(ISNUMBER([.E151]);[.F151]-[.E15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2]);VLOOKUP([.D152];[Fee.$B$7:.$C$27];2;0);&quot;&quot;)">
            <text:p/>
          </table:table-cell>
          <table:table-cell table:content-validation-name="val3"/>
          <table:table-cell table:content-validation-name="val3" table:formula="of:=IF(ISNUMBER([.E152]);[.F152]-[.E15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3]);VLOOKUP([.D153];[Fee.$B$7:.$C$27];2;0);&quot;&quot;)">
            <text:p/>
          </table:table-cell>
          <table:table-cell table:content-validation-name="val3"/>
          <table:table-cell table:content-validation-name="val3" table:formula="of:=IF(ISNUMBER([.E153]);[.F153]-[.E15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4]);VLOOKUP([.D154];[Fee.$B$7:.$C$27];2;0);&quot;&quot;)">
            <text:p/>
          </table:table-cell>
          <table:table-cell table:content-validation-name="val3"/>
          <table:table-cell table:content-validation-name="val3" table:formula="of:=IF(ISNUMBER([.E154]);[.F154]-[.E15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5]);VLOOKUP([.D155];[Fee.$B$7:.$C$27];2;0);&quot;&quot;)">
            <text:p/>
          </table:table-cell>
          <table:table-cell table:content-validation-name="val3"/>
          <table:table-cell table:content-validation-name="val3" table:formula="of:=IF(ISNUMBER([.E155]);[.F155]-[.E15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6]);VLOOKUP([.D156];[Fee.$B$7:.$C$27];2;0);&quot;&quot;)">
            <text:p/>
          </table:table-cell>
          <table:table-cell table:content-validation-name="val3"/>
          <table:table-cell table:content-validation-name="val3" table:formula="of:=IF(ISNUMBER([.E156]);[.F156]-[.E15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7]);VLOOKUP([.D157];[Fee.$B$7:.$C$27];2;0);&quot;&quot;)">
            <text:p/>
          </table:table-cell>
          <table:table-cell table:content-validation-name="val3"/>
          <table:table-cell table:content-validation-name="val3" table:formula="of:=IF(ISNUMBER([.E157]);[.F157]-[.E15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8]);VLOOKUP([.D158];[Fee.$B$7:.$C$27];2;0);&quot;&quot;)">
            <text:p/>
          </table:table-cell>
          <table:table-cell table:content-validation-name="val3"/>
          <table:table-cell table:content-validation-name="val3" table:formula="of:=IF(ISNUMBER([.E158]);[.F158]-[.E15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59]);VLOOKUP([.D159];[Fee.$B$7:.$C$27];2;0);&quot;&quot;)">
            <text:p/>
          </table:table-cell>
          <table:table-cell table:content-validation-name="val3"/>
          <table:table-cell table:content-validation-name="val3" table:formula="of:=IF(ISNUMBER([.E159]);[.F159]-[.E15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0]);VLOOKUP([.D160];[Fee.$B$7:.$C$27];2;0);&quot;&quot;)">
            <text:p/>
          </table:table-cell>
          <table:table-cell table:content-validation-name="val3"/>
          <table:table-cell table:content-validation-name="val3" table:formula="of:=IF(ISNUMBER([.E160]);[.F160]-[.E16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1]);VLOOKUP([.D161];[Fee.$B$7:.$C$27];2;0);&quot;&quot;)">
            <text:p/>
          </table:table-cell>
          <table:table-cell table:content-validation-name="val3"/>
          <table:table-cell table:content-validation-name="val3" table:formula="of:=IF(ISNUMBER([.E161]);[.F161]-[.E16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2]);VLOOKUP([.D162];[Fee.$B$7:.$C$27];2;0);&quot;&quot;)">
            <text:p/>
          </table:table-cell>
          <table:table-cell table:content-validation-name="val3"/>
          <table:table-cell table:content-validation-name="val3" table:formula="of:=IF(ISNUMBER([.E162]);[.F162]-[.E16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3]);VLOOKUP([.D163];[Fee.$B$7:.$C$27];2;0);&quot;&quot;)">
            <text:p/>
          </table:table-cell>
          <table:table-cell table:content-validation-name="val3"/>
          <table:table-cell table:content-validation-name="val3" table:formula="of:=IF(ISNUMBER([.E163]);[.F163]-[.E16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4]);VLOOKUP([.D164];[Fee.$B$7:.$C$27];2;0);&quot;&quot;)">
            <text:p/>
          </table:table-cell>
          <table:table-cell table:content-validation-name="val3"/>
          <table:table-cell table:content-validation-name="val3" table:formula="of:=IF(ISNUMBER([.E164]);[.F164]-[.E16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5]);VLOOKUP([.D165];[Fee.$B$7:.$C$27];2;0);&quot;&quot;)">
            <text:p/>
          </table:table-cell>
          <table:table-cell table:content-validation-name="val3"/>
          <table:table-cell table:content-validation-name="val3" table:formula="of:=IF(ISNUMBER([.E165]);[.F165]-[.E16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6]);VLOOKUP([.D166];[Fee.$B$7:.$C$27];2;0);&quot;&quot;)">
            <text:p/>
          </table:table-cell>
          <table:table-cell table:content-validation-name="val3"/>
          <table:table-cell table:content-validation-name="val3" table:formula="of:=IF(ISNUMBER([.E166]);[.F166]-[.E16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7]);VLOOKUP([.D167];[Fee.$B$7:.$C$27];2;0);&quot;&quot;)">
            <text:p/>
          </table:table-cell>
          <table:table-cell table:content-validation-name="val3"/>
          <table:table-cell table:content-validation-name="val3" table:formula="of:=IF(ISNUMBER([.E167]);[.F167]-[.E16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8]);VLOOKUP([.D168];[Fee.$B$7:.$C$27];2;0);&quot;&quot;)">
            <text:p/>
          </table:table-cell>
          <table:table-cell table:content-validation-name="val3"/>
          <table:table-cell table:content-validation-name="val3" table:formula="of:=IF(ISNUMBER([.E168]);[.F168]-[.E16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69]);VLOOKUP([.D169];[Fee.$B$7:.$C$27];2;0);&quot;&quot;)">
            <text:p/>
          </table:table-cell>
          <table:table-cell table:content-validation-name="val3"/>
          <table:table-cell table:content-validation-name="val3" table:formula="of:=IF(ISNUMBER([.E169]);[.F169]-[.E16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0]);VLOOKUP([.D170];[Fee.$B$7:.$C$27];2;0);&quot;&quot;)">
            <text:p/>
          </table:table-cell>
          <table:table-cell table:content-validation-name="val3"/>
          <table:table-cell table:content-validation-name="val3" table:formula="of:=IF(ISNUMBER([.E170]);[.F170]-[.E17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1]);VLOOKUP([.D171];[Fee.$B$7:.$C$27];2;0);&quot;&quot;)">
            <text:p/>
          </table:table-cell>
          <table:table-cell table:content-validation-name="val3"/>
          <table:table-cell table:content-validation-name="val3" table:formula="of:=IF(ISNUMBER([.E171]);[.F171]-[.E17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2]);VLOOKUP([.D172];[Fee.$B$7:.$C$27];2;0);&quot;&quot;)">
            <text:p/>
          </table:table-cell>
          <table:table-cell table:content-validation-name="val3"/>
          <table:table-cell table:content-validation-name="val3" table:formula="of:=IF(ISNUMBER([.E172]);[.F172]-[.E17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3]);VLOOKUP([.D173];[Fee.$B$7:.$C$27];2;0);&quot;&quot;)">
            <text:p/>
          </table:table-cell>
          <table:table-cell table:content-validation-name="val3"/>
          <table:table-cell table:content-validation-name="val3" table:formula="of:=IF(ISNUMBER([.E173]);[.F173]-[.E17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4]);VLOOKUP([.D174];[Fee.$B$7:.$C$27];2;0);&quot;&quot;)">
            <text:p/>
          </table:table-cell>
          <table:table-cell table:content-validation-name="val3"/>
          <table:table-cell table:content-validation-name="val3" table:formula="of:=IF(ISNUMBER([.E174]);[.F174]-[.E17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5]);VLOOKUP([.D175];[Fee.$B$7:.$C$27];2;0);&quot;&quot;)">
            <text:p/>
          </table:table-cell>
          <table:table-cell table:content-validation-name="val3"/>
          <table:table-cell table:content-validation-name="val3" table:formula="of:=IF(ISNUMBER([.E175]);[.F175]-[.E17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6]);VLOOKUP([.D176];[Fee.$B$7:.$C$27];2;0);&quot;&quot;)">
            <text:p/>
          </table:table-cell>
          <table:table-cell table:content-validation-name="val3"/>
          <table:table-cell table:content-validation-name="val3" table:formula="of:=IF(ISNUMBER([.E176]);[.F176]-[.E17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7]);VLOOKUP([.D177];[Fee.$B$7:.$C$27];2;0);&quot;&quot;)">
            <text:p/>
          </table:table-cell>
          <table:table-cell table:content-validation-name="val3"/>
          <table:table-cell table:content-validation-name="val3" table:formula="of:=IF(ISNUMBER([.E177]);[.F177]-[.E17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8]);VLOOKUP([.D178];[Fee.$B$7:.$C$27];2;0);&quot;&quot;)">
            <text:p/>
          </table:table-cell>
          <table:table-cell table:content-validation-name="val3"/>
          <table:table-cell table:content-validation-name="val3" table:formula="of:=IF(ISNUMBER([.E178]);[.F178]-[.E17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79]);VLOOKUP([.D179];[Fee.$B$7:.$C$27];2;0);&quot;&quot;)">
            <text:p/>
          </table:table-cell>
          <table:table-cell table:content-validation-name="val3"/>
          <table:table-cell table:content-validation-name="val3" table:formula="of:=IF(ISNUMBER([.E179]);[.F179]-[.E17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0]);VLOOKUP([.D180];[Fee.$B$7:.$C$27];2;0);&quot;&quot;)">
            <text:p/>
          </table:table-cell>
          <table:table-cell table:content-validation-name="val3"/>
          <table:table-cell table:content-validation-name="val3" table:formula="of:=IF(ISNUMBER([.E180]);[.F180]-[.E18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1]);VLOOKUP([.D181];[Fee.$B$7:.$C$27];2;0);&quot;&quot;)">
            <text:p/>
          </table:table-cell>
          <table:table-cell table:content-validation-name="val3"/>
          <table:table-cell table:content-validation-name="val3" table:formula="of:=IF(ISNUMBER([.E181]);[.F181]-[.E18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2]);VLOOKUP([.D182];[Fee.$B$7:.$C$27];2;0);&quot;&quot;)">
            <text:p/>
          </table:table-cell>
          <table:table-cell table:content-validation-name="val3"/>
          <table:table-cell table:content-validation-name="val3" table:formula="of:=IF(ISNUMBER([.E182]);[.F182]-[.E18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3]);VLOOKUP([.D183];[Fee.$B$7:.$C$27];2;0);&quot;&quot;)">
            <text:p/>
          </table:table-cell>
          <table:table-cell table:content-validation-name="val3"/>
          <table:table-cell table:content-validation-name="val3" table:formula="of:=IF(ISNUMBER([.E183]);[.F183]-[.E18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4]);VLOOKUP([.D184];[Fee.$B$7:.$C$27];2;0);&quot;&quot;)">
            <text:p/>
          </table:table-cell>
          <table:table-cell table:content-validation-name="val3"/>
          <table:table-cell table:content-validation-name="val3" table:formula="of:=IF(ISNUMBER([.E184]);[.F184]-[.E18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5]);VLOOKUP([.D185];[Fee.$B$7:.$C$27];2;0);&quot;&quot;)">
            <text:p/>
          </table:table-cell>
          <table:table-cell table:content-validation-name="val3"/>
          <table:table-cell table:content-validation-name="val3" table:formula="of:=IF(ISNUMBER([.E185]);[.F185]-[.E18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6]);VLOOKUP([.D186];[Fee.$B$7:.$C$27];2;0);&quot;&quot;)">
            <text:p/>
          </table:table-cell>
          <table:table-cell table:content-validation-name="val3"/>
          <table:table-cell table:content-validation-name="val3" table:formula="of:=IF(ISNUMBER([.E186]);[.F186]-[.E18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7]);VLOOKUP([.D187];[Fee.$B$7:.$C$27];2;0);&quot;&quot;)">
            <text:p/>
          </table:table-cell>
          <table:table-cell table:content-validation-name="val3"/>
          <table:table-cell table:content-validation-name="val3" table:formula="of:=IF(ISNUMBER([.E187]);[.F187]-[.E18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8]);VLOOKUP([.D188];[Fee.$B$7:.$C$27];2;0);&quot;&quot;)">
            <text:p/>
          </table:table-cell>
          <table:table-cell table:content-validation-name="val3"/>
          <table:table-cell table:content-validation-name="val3" table:formula="of:=IF(ISNUMBER([.E188]);[.F188]-[.E18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89]);VLOOKUP([.D189];[Fee.$B$7:.$C$27];2;0);&quot;&quot;)">
            <text:p/>
          </table:table-cell>
          <table:table-cell table:content-validation-name="val3"/>
          <table:table-cell table:content-validation-name="val3" table:formula="of:=IF(ISNUMBER([.E189]);[.F189]-[.E18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0]);VLOOKUP([.D190];[Fee.$B$7:.$C$27];2;0);&quot;&quot;)">
            <text:p/>
          </table:table-cell>
          <table:table-cell table:content-validation-name="val3"/>
          <table:table-cell table:content-validation-name="val3" table:formula="of:=IF(ISNUMBER([.E190]);[.F190]-[.E19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1]);VLOOKUP([.D191];[Fee.$B$7:.$C$27];2;0);&quot;&quot;)">
            <text:p/>
          </table:table-cell>
          <table:table-cell table:content-validation-name="val3"/>
          <table:table-cell table:content-validation-name="val3" table:formula="of:=IF(ISNUMBER([.E191]);[.F191]-[.E19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2]);VLOOKUP([.D192];[Fee.$B$7:.$C$27];2;0);&quot;&quot;)">
            <text:p/>
          </table:table-cell>
          <table:table-cell table:content-validation-name="val3"/>
          <table:table-cell table:content-validation-name="val3" table:formula="of:=IF(ISNUMBER([.E192]);[.F192]-[.E19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3]);VLOOKUP([.D193];[Fee.$B$7:.$C$27];2;0);&quot;&quot;)">
            <text:p/>
          </table:table-cell>
          <table:table-cell table:content-validation-name="val3"/>
          <table:table-cell table:content-validation-name="val3" table:formula="of:=IF(ISNUMBER([.E193]);[.F193]-[.E19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4]);VLOOKUP([.D194];[Fee.$B$7:.$C$27];2;0);&quot;&quot;)">
            <text:p/>
          </table:table-cell>
          <table:table-cell table:content-validation-name="val3"/>
          <table:table-cell table:content-validation-name="val3" table:formula="of:=IF(ISNUMBER([.E194]);[.F194]-[.E19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5]);VLOOKUP([.D195];[Fee.$B$7:.$C$27];2;0);&quot;&quot;)">
            <text:p/>
          </table:table-cell>
          <table:table-cell table:content-validation-name="val3"/>
          <table:table-cell table:content-validation-name="val3" table:formula="of:=IF(ISNUMBER([.E195]);[.F195]-[.E19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6]);VLOOKUP([.D196];[Fee.$B$7:.$C$27];2;0);&quot;&quot;)">
            <text:p/>
          </table:table-cell>
          <table:table-cell table:content-validation-name="val3"/>
          <table:table-cell table:content-validation-name="val3" table:formula="of:=IF(ISNUMBER([.E196]);[.F196]-[.E19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7]);VLOOKUP([.D197];[Fee.$B$7:.$C$27];2;0);&quot;&quot;)">
            <text:p/>
          </table:table-cell>
          <table:table-cell table:content-validation-name="val3"/>
          <table:table-cell table:content-validation-name="val3" table:formula="of:=IF(ISNUMBER([.E197]);[.F197]-[.E19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8]);VLOOKUP([.D198];[Fee.$B$7:.$C$27];2;0);&quot;&quot;)">
            <text:p/>
          </table:table-cell>
          <table:table-cell table:content-validation-name="val3"/>
          <table:table-cell table:content-validation-name="val3" table:formula="of:=IF(ISNUMBER([.E198]);[.F198]-[.E19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199]);VLOOKUP([.D199];[Fee.$B$7:.$C$27];2;0);&quot;&quot;)">
            <text:p/>
          </table:table-cell>
          <table:table-cell table:content-validation-name="val3"/>
          <table:table-cell table:content-validation-name="val3" table:formula="of:=IF(ISNUMBER([.E199]);[.F199]-[.E19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0]);VLOOKUP([.D200];[Fee.$B$7:.$C$27];2;0);&quot;&quot;)">
            <text:p/>
          </table:table-cell>
          <table:table-cell table:content-validation-name="val3"/>
          <table:table-cell table:content-validation-name="val3" table:formula="of:=IF(ISNUMBER([.E200]);[.F200]-[.E20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1]);VLOOKUP([.D201];[Fee.$B$7:.$C$27];2;0);&quot;&quot;)">
            <text:p/>
          </table:table-cell>
          <table:table-cell table:content-validation-name="val3"/>
          <table:table-cell table:content-validation-name="val3" table:formula="of:=IF(ISNUMBER([.E201]);[.F201]-[.E20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2]);VLOOKUP([.D202];[Fee.$B$7:.$C$27];2;0);&quot;&quot;)">
            <text:p/>
          </table:table-cell>
          <table:table-cell table:content-validation-name="val3"/>
          <table:table-cell table:content-validation-name="val3" table:formula="of:=IF(ISNUMBER([.E202]);[.F202]-[.E202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3]);VLOOKUP([.D203];[Fee.$B$7:.$C$27];2;0);&quot;&quot;)">
            <text:p/>
          </table:table-cell>
          <table:table-cell table:content-validation-name="val3"/>
          <table:table-cell table:content-validation-name="val3" table:formula="of:=IF(ISNUMBER([.E203]);[.F203]-[.E203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4]);VLOOKUP([.D204];[Fee.$B$7:.$C$27];2;0);&quot;&quot;)">
            <text:p/>
          </table:table-cell>
          <table:table-cell table:content-validation-name="val3"/>
          <table:table-cell table:content-validation-name="val3" table:formula="of:=IF(ISNUMBER([.E204]);[.F204]-[.E204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5]);VLOOKUP([.D205];[Fee.$B$7:.$C$27];2;0);&quot;&quot;)">
            <text:p/>
          </table:table-cell>
          <table:table-cell table:content-validation-name="val3"/>
          <table:table-cell table:content-validation-name="val3" table:formula="of:=IF(ISNUMBER([.E205]);[.F205]-[.E205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6]);VLOOKUP([.D206];[Fee.$B$7:.$C$27];2;0);&quot;&quot;)">
            <text:p/>
          </table:table-cell>
          <table:table-cell table:content-validation-name="val3"/>
          <table:table-cell table:content-validation-name="val3" table:formula="of:=IF(ISNUMBER([.E206]);[.F206]-[.E206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7]);VLOOKUP([.D207];[Fee.$B$7:.$C$27];2;0);&quot;&quot;)">
            <text:p/>
          </table:table-cell>
          <table:table-cell table:content-validation-name="val3"/>
          <table:table-cell table:content-validation-name="val3" table:formula="of:=IF(ISNUMBER([.E207]);[.F207]-[.E207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8]);VLOOKUP([.D208];[Fee.$B$7:.$C$27];2;0);&quot;&quot;)">
            <text:p/>
          </table:table-cell>
          <table:table-cell table:content-validation-name="val3"/>
          <table:table-cell table:content-validation-name="val3" table:formula="of:=IF(ISNUMBER([.E208]);[.F208]-[.E208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09]);VLOOKUP([.D209];[Fee.$B$7:.$C$27];2;0);&quot;&quot;)">
            <text:p/>
          </table:table-cell>
          <table:table-cell table:content-validation-name="val3"/>
          <table:table-cell table:content-validation-name="val3" table:formula="of:=IF(ISNUMBER([.E209]);[.F209]-[.E209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0]);VLOOKUP([.D210];[Fee.$B$7:.$C$27];2;0);&quot;&quot;)">
            <text:p/>
          </table:table-cell>
          <table:table-cell table:content-validation-name="val3"/>
          <table:table-cell table:content-validation-name="val3" table:formula="of:=IF(ISNUMBER([.E210]);[.F210]-[.E210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1]);VLOOKUP([.D211];[Fee.$B$7:.$C$27];2;0);&quot;&quot;)">
            <text:p/>
          </table:table-cell>
          <table:table-cell table:content-validation-name="val3"/>
          <table:table-cell table:content-validation-name="val3" table:formula="of:=IF(ISNUMBER([.E211]);[.F211]-[.E211];&quot;&quot;)">
            <text:p/>
          </table:table-cell>
          <table:table-cell table:content-validation-name="val4" table:number-columns-repeated="8"/>
          <table:table-cell table:number-columns-repeated="1009"/>
        </table:table-row>
        <table:table-row table:style-name="ro2">
          <table:table-cell table:number-columns-repeated="3"/>
          <table:table-cell table:content-validation-name="val2"/>
          <table:table-cell table:content-validation-name="val3" table:formula="of:=IF(COUNTIF([Fee.$B$7:.$B$27];[.D212]);VLOOKUP([.D212];[Fee.$B$7:.$C$27];2;0);&quot;&quot;)">
            <text:p/>
          </table:table-cell>
          <table:table-cell table:content-validation-name="val3"/>
          <table:table-cell table:content-validation-name="val3" table:formula="of:=IF(ISNUMBER([.E212]);[.F212]-[.E212];&quot;&quot;)">
            <text:p/>
          </table:table-cell>
          <table:table-cell table:content-validation-name="val4" table:number-columns-repeated="8"/>
          <table:table-cell table:number-columns-repeated="1009"/>
        </table:table-row>
      </table:table>
      <table:table table:name="Fee" table:style-name="ta1">
        <office:forms form:automatic-focus="false" form:apply-design-mode="false"/>
        <table:table-column table:style-name="co1" table:default-cell-style-name="ce20"/>
        <table:table-column table:style-name="co13" table:default-cell-style-name="Default"/>
        <table:table-column table:style-name="co2" table:default-cell-style-name="ce26"/>
        <table:table-column table:style-name="co14" table:default-cell-style-name="ce26"/>
        <table:table-column table:style-name="co14" table:default-cell-style-name="Default"/>
        <table:table-column table:style-name="co1" table:default-cell-style-name="ce31"/>
        <table:table-column table:style-name="co1" table:default-cell-style-name="Default"/>
        <table:table-column table:style-name="co1" table:default-cell-style-name="ce20"/>
        <table:table-column table:style-name="co15" table:default-cell-style-name="Default"/>
        <table:table-column table:style-name="co2" table:default-cell-style-name="Default"/>
        <table:table-column table:style-name="co1" table:default-cell-style-name="ce31"/>
        <table:table-row table:style-name="ro1">
          <table:table-cell table:style-name="ce1" office:value-type="string" calcext:value-type="string">
            <text:p>Fee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 table:style-name="ce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1" office:value-type="string" calcext:value-type="string">
            <text:p>Configuration</text:p>
          </table:table-cell>
          <table:table-cell table:style-name="ce24"/>
          <table:table-cell table:style-name="ce28" office:value-type="string" calcext:value-type="string">
            <text:p>Base Price:</text:p>
          </table:table-cell>
          <table:table-cell table:style-name="ce29" office:value-type="currency" office:currency="EUR" office:value="0" calcext:value-type="currency">
            <text:p>0,00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/>
          <table:table-cell table:style-name="ce22" office:value-type="string" calcext:value-type="string" table:number-columns-spanned="4" table:number-rows-spanned="1">
            <text:p>Classes</text:p>
          </table:table-cell>
          <table:covered-table-cell table:number-columns-repeated="3" table:style-name="ce25"/>
          <table:table-cell table:style-name="ce30"/>
          <table:table-cell/>
          <table:table-cell table:style-name="ce3"/>
          <table:table-cell table:style-name="ce22" office:value-type="string" calcext:value-type="string" table:number-columns-spanned="2" table:number-rows-spanned="1">
            <text:p>Packages</text:p>
          </table:table-cell>
          <table:covered-table-cell table:style-name="ce33"/>
          <table:table-cell table:style-name="ce30"/>
        </table:table-row>
        <table:table-row table:style-name="ro2">
          <table:table-cell/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Price wo/ person costs</text:p>
          </table:table-cell>
          <table:table-cell table:style-name="ce6" office:value-type="string" calcext:value-type="string">
            <text:p>Description</text:p>
          </table:table-cell>
          <table:table-cell/>
          <table:table-cell table:style-name="ce32"/>
          <table:table-cell/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Pri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ff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4"/>
          <table:table-cell office:value-type="string" calcext:value-type="string">
            <text:p>Sleeping Fr to Sa</text:p>
          </table:table-cell>
          <table:table-cell table:style-name="ce26" table:formula="of:=[Expenditure.J7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ll</text:p>
          </table:table-cell>
          <table:table-cell table:formula="of:=[.E3]+[.J7]+[.J8]+[.J9]+[.J10]+[.J11]+[.J12]+[.J13]" office:value-type="currency" office:currency="EUR" office:value="43" calcext:value-type="currency">
            <text:p>43,00 €</text:p>
          </table:table-cell>
          <table:table-cell table:formula="of:=[.E3]+[.J7]+[.J8]+[.J11]+[.J12]+[.J13]" office:value-type="currency" office:currency="EUR" office:value="35" calcext:value-type="currency">
            <text:p>35,00 €</text:p>
          </table:table-cell>
          <table:table-cell office:value-type="string" calcext:value-type="string">
            <text:p>Full Weekend</text:p>
          </table:table-cell>
          <table:table-cell table:number-columns-repeated="3"/>
          <table:table-cell office:value-type="string" calcext:value-type="string">
            <text:p>Sleeping Sa to Su</text:p>
          </table:table-cell>
          <table:table-cell table:style-name="ce26" table:formula="of:=[Expenditure.J7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Breakfast Sa</text:p>
          </table:table-cell>
          <table:table-cell table:style-name="ce26" office:value-type="currency" office:currency="EUR" office:value="4" calcext:value-type="currency">
            <text:p>4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Breakfast Su</text:p>
          </table:table-cell>
          <table:table-cell table:style-name="ce26" office:value-type="currency" office:currency="EUR" office:value="4" calcext:value-type="currency">
            <text:p>4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Lunch Sa</text:p>
          </table:table-cell>
          <table:table-cell table:style-name="ce26" office:value-type="currency" office:currency="EUR" office:value="5" calcext:value-type="currency">
            <text:p>5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Lunch Su</text:p>
          </table:table-cell>
          <table:table-cell table:style-name="ce26" office:value-type="currency" office:currency="EUR" office:value="5" calcext:value-type="currency">
            <text:p>5,00 €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Dinner Sa</text:p>
          </table:table-cell>
          <table:table-cell table:style-name="ce26" office:value-type="currency" office:currency="EUR" office:value="5" calcext:value-type="currency">
            <text:p>5,00 €</text:p>
          </table:table-cell>
          <table:table-cell/>
        </table:table-row>
        <table:table-row table:style-name="ro2" table:number-rows-repeated="13">
          <table:table-cell table:number-columns-repeated="11"/>
        </table:table-row>
        <table:table-row table:style-name="ro2">
          <table:table-cell table:style-name="ce4"/>
          <table:table-cell table:style-name="ce23"/>
          <table:table-cell table:style-name="ce27" table:number-columns-repeated="2"/>
          <table:table-cell table:style-name="ce23"/>
          <table:table-cell table:style-name="ce17"/>
          <table:table-cell/>
          <table:table-cell table:style-name="ce4"/>
          <table:table-cell table:style-name="ce23" table:number-columns-repeated="2"/>
          <table:table-cell table:style-name="ce17"/>
        </table:table-row>
      </table:table>
      <table:table table:name="Planning" table:style-name="ta1">
        <office:forms form:automatic-focus="false" form:apply-design-mode="false"/>
        <table:table-column table:style-name="co1" table:default-cell-style-name="ce20"/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default-cell-style-name="ce26"/>
        <table:table-column table:style-name="co1" table:default-cell-style-name="ce31"/>
        <table:table-column table:style-name="co1" table:default-cell-style-name="Default"/>
        <table:table-column table:style-name="co1" table:default-cell-style-name="ce20"/>
        <table:table-column table:style-name="co2" table:number-columns-repeated="3" table:default-cell-style-name="Default"/>
        <table:table-column table:style-name="co2" table:default-cell-style-name="ce26"/>
        <table:table-column table:style-name="co1" table:default-cell-style-name="ce31"/>
        <table:table-column table:style-name="co2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table:style-name="ce34" office:value-type="string" calcext:value-type="string">
            <text:p>Balance</text:p>
          </table:table-cell>
          <table:table-cell table:style-name="ce24" table:number-columns-repeated="2"/>
          <table:table-cell table:style-name="ce45" table:formula="of:=[.L5]-[.E5]" office:value-type="currency" office:currency="EUR" office:value="140" calcext:value-type="currency">
            <text:p>140,00 €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3"/>
          <table:table-cell table:style-name="ce22" office:value-type="string" calcext:value-type="string" table:number-columns-spanned="2" table:number-rows-spanned="2">
            <text:p>Expenditure</text:p>
          </table:table-cell>
          <table:covered-table-cell table:style-name="ce25"/>
          <table:table-cell table:style-name="ce38" office:value-type="string" calcext:value-type="string" table:number-columns-spanned="1" table:number-rows-spanned="2">
            <text:p>Total</text:p>
          </table:table-cell>
          <table:table-cell table:style-name="ce46" table:formula="of:=[.E7]+[.E30]" office:value-type="currency" office:currency="EUR" office:value="3500" calcext:value-type="currency" table:number-columns-spanned="1" table:number-rows-spanned="2">
            <text:p>3.500,00 €</text:p>
          </table:table-cell>
          <table:table-cell table:style-name="ce30"/>
          <table:table-cell/>
          <table:table-cell table:style-name="ce3"/>
          <table:table-cell table:style-name="ce50" office:value-type="string" calcext:value-type="string" table:number-columns-spanned="2" table:number-rows-spanned="2">
            <text:p>Income</text:p>
          </table:table-cell>
          <table:covered-table-cell table:style-name="ce25"/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46" table:formula="of:=[.L7]+[.L30]" office:value-type="currency" office:currency="EUR" office:value="3640" calcext:value-type="currency" table:number-columns-spanned="1" table:number-rows-spanned="2">
            <text:p>3.640,00 €</text:p>
          </table:table-cell>
          <table:table-cell table:style-name="ce30"/>
          <table:table-cell/>
        </table:table-row>
        <table:table-row table:style-name="ro2">
          <table:table-cell/>
          <table:covered-table-cell table:number-columns-repeated="2" table:style-name="ce9"/>
          <table:covered-table-cell table:style-name="ce39"/>
          <table:covered-table-cell table:style-name="ce47"/>
          <table:table-cell table:number-columns-repeated="3"/>
          <table:covered-table-cell table:number-columns-repeated="2" table:style-name="ce9"/>
          <table:covered-table-cell table:number-columns-repeated="2" table:style-name="ce47"/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Fix Costs</text:p>
          </table:table-cell>
          <table:table-cell table:style-name="ce25"/>
          <table:table-cell table:style-name="ce40" office:value-type="string" calcext:value-type="string">
            <text:p>Subtotal</text:p>
          </table:table-cell>
          <table:table-cell table:style-name="ce48" table:formula="of:=SUM([.E9:.E28])" office:value-type="currency" office:currency="EUR" office:value="3500" calcext:value-type="currency">
            <text:p>3.500,00 €</text:p>
          </table:table-cell>
          <table:table-cell table:number-columns-repeated="3"/>
          <table:table-cell table:style-name="ce25" office:value-type="string" calcext:value-type="string">
            <text:p>Participants</text:p>
          </table:table-cell>
          <table:table-cell table:style-name="ce25"/>
          <table:table-cell table:style-name="ce25" office:value-type="string" calcext:value-type="string">
            <text:p>Subtotal</text:p>
          </table:table-cell>
          <table:table-cell table:style-name="ce48" table:formula="of:=SUM([.L9:.L28])" office:value-type="currency" office:currency="EUR" office:value="3440" calcext:value-type="currency">
            <text:p>3.440,00 €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style-name="ce6" office:value-type="string" calcext:value-type="string">
            <text:p>Price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Item Price</text:p>
          </table:table-cell>
          <table:table-cell table:style-name="ce6" office:value-type="string" calcext:value-type="string">
            <text:p>Amount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6]);&quot;&quot;;[Expenditure.$B6])" office:value-type="string" office:string-value="Personal (e.g. Trainers)" calcext:value-type="string">
            <text:p>Personal (e.g. Trainers)</text:p>
          </table:table-cell>
          <table:table-cell table:number-columns-repeated="2"/>
          <table:table-cell table:formula="of:=IF(ISBLANK([Expenditure.$D6]);&quot;&quot;;[Expenditure.$D6])" office:value-type="currency" office:currency="EUR" office:value="1500" calcext:value-type="currency">
            <text:p>1.500,00 €</text:p>
          </table:table-cell>
          <table:table-cell table:number-columns-repeated="3"/>
          <table:table-cell table:formula="of:=IF(ISBLANK([Fee.$B7]);&quot;&quot;;[Fee.$B7])" office:value-type="string" office:string-value="Staff" calcext:value-type="string">
            <text:p>Staff</text:p>
          </table:table-cell>
          <table:table-cell table:style-name="ce26" table:formula="of:=IF(ISBLANK([Fee.$C7]);&quot;&quot;;MAX([Fee.$C7];0))" office:value-type="currency" office:currency="EUR" office:value="0" calcext:value-type="currency">
            <text:p>0,00 €</text:p>
          </table:table-cell>
          <table:table-cell/>
          <table:table-cell table:formula="of:=IF([.J9]=&quot;&quot;;&quot;&quot;;[.J9]*[.K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7]);&quot;&quot;;[Expenditure.$B7])" office:value-type="string" office:string-value="Drinks" calcext:value-type="string">
            <text:p>Drinks</text:p>
          </table:table-cell>
          <table:table-cell table:number-columns-repeated="2"/>
          <table:table-cell table:formula="of:=IF(ISBLANK([Expenditure.$D7]);&quot;&quot;;[Expenditure.$D7])" office:value-type="currency" office:currency="EUR" office:value="300" calcext:value-type="currency">
            <text:p>300,00 €</text:p>
          </table:table-cell>
          <table:table-cell table:number-columns-repeated="3"/>
          <table:table-cell table:formula="of:=IF(ISBLANK([Fee.$B8]);&quot;&quot;;[Fee.$B8])" office:value-type="string" office:string-value="Full" calcext:value-type="string">
            <text:p>Full</text:p>
          </table:table-cell>
          <table:table-cell table:style-name="ce26" table:formula="of:=IF(ISBLANK([Fee.$C8]);&quot;&quot;;MAX([Fee.$C8];0))" office:value-type="currency" office:currency="EUR" office:value="43" calcext:value-type="currency">
            <text:p>43,00 €</text:p>
          </table:table-cell>
          <table:table-cell office:value-type="float" office:value="80" calcext:value-type="float">
            <text:p>80</text:p>
          </table:table-cell>
          <table:table-cell table:formula="of:=IF([.J10]=&quot;&quot;;&quot;&quot;;[.J10]*[.K10])" office:value-type="currency" office:currency="EUR" office:value="3440" calcext:value-type="currency">
            <text:p>3.440,00 €</text:p>
          </table:table-cell>
          <table:table-cell table:number-columns-repeated="2"/>
        </table:table-row>
        <table:table-row table:style-name="ro2">
          <table:table-cell/>
          <table:table-cell table:formula="of:=IF(ISBLANK([Expenditure.$B8]);&quot;&quot;;[Expenditure.$B8])" office:value-type="string" office:string-value="Breakfast" calcext:value-type="string">
            <text:p>Breakfast</text:p>
          </table:table-cell>
          <table:table-cell table:number-columns-repeated="2"/>
          <table:table-cell table:formula="of:=IF(ISBLANK([Expenditure.$D8]);&quot;&quot;;[Expenditure.$D8])" office:value-type="currency" office:currency="EUR" office:value="250" calcext:value-type="currency">
            <text:p>250,00 €</text:p>
          </table:table-cell>
          <table:table-cell table:number-columns-repeated="3"/>
          <table:table-cell table:formula="of:=IF(ISBLANK([Fee.$B9]);&quot;&quot;;[Fee.$B9])">
            <text:p/>
          </table:table-cell>
          <table:table-cell table:style-name="ce26" table:formula="of:=IF(ISBLANK([Fee.$C9]);&quot;&quot;;MAX([Fee.$C9];0))">
            <text:p/>
          </table:table-cell>
          <table:table-cell/>
          <table:table-cell table:formula="of:=IF([.J11]=&quot;&quot;;&quot;&quot;;[.J11]*[.K11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9]);&quot;&quot;;[Expenditure.$B9])" office:value-type="string" office:string-value="Audio Equipment" calcext:value-type="string">
            <text:p>Audio Equipment</text:p>
          </table:table-cell>
          <table:table-cell table:number-columns-repeated="2"/>
          <table:table-cell table:formula="of:=IF(ISBLANK([Expenditure.$D9]);&quot;&quot;;[Expenditure.$D9])" office:value-type="currency" office:currency="EUR" office:value="100" calcext:value-type="currency">
            <text:p>100,00 €</text:p>
          </table:table-cell>
          <table:table-cell table:number-columns-repeated="3"/>
          <table:table-cell table:formula="of:=IF(ISBLANK([Fee.$B10]);&quot;&quot;;[Fee.$B10])">
            <text:p/>
          </table:table-cell>
          <table:table-cell table:style-name="ce26" table:formula="of:=IF(ISBLANK([Fee.$C10]);&quot;&quot;;MAX([Fee.$C10];0))">
            <text:p/>
          </table:table-cell>
          <table:table-cell/>
          <table:table-cell table:formula="of:=IF([.J12]=&quot;&quot;;&quot;&quot;;[.J12]*[.K12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0]);&quot;&quot;;[Expenditure.$B10])" office:value-type="string" office:string-value="Miscellaneous" calcext:value-type="string">
            <text:p>Miscellaneous</text:p>
          </table:table-cell>
          <table:table-cell table:number-columns-repeated="2"/>
          <table:table-cell table:formula="of:=IF(ISBLANK([Expenditure.$D10]);&quot;&quot;;[Expenditure.$D10])" office:value-type="currency" office:currency="EUR" office:value="100" calcext:value-type="currency">
            <text:p>100,00 €</text:p>
          </table:table-cell>
          <table:table-cell table:number-columns-repeated="3"/>
          <table:table-cell table:formula="of:=IF(ISBLANK([Fee.$B11]);&quot;&quot;;[Fee.$B11])">
            <text:p/>
          </table:table-cell>
          <table:table-cell table:style-name="ce26" table:formula="of:=IF(ISBLANK([Fee.$C11]);&quot;&quot;;MAX([Fee.$C11];0))">
            <text:p/>
          </table:table-cell>
          <table:table-cell/>
          <table:table-cell table:formula="of:=IF([.J13]=&quot;&quot;;&quot;&quot;;[.J13]*[.K13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1]);&quot;&quot;;[Expenditure.$B11])" office:value-type="string" office:string-value="Dinner" calcext:value-type="string">
            <text:p>Dinner</text:p>
          </table:table-cell>
          <table:table-cell table:number-columns-repeated="2"/>
          <table:table-cell table:formula="of:=IF(ISBLANK([Expenditure.$D11]);&quot;&quot;;[Expenditure.$D11])" office:value-type="currency" office:currency="EUR" office:value="450" calcext:value-type="currency">
            <text:p>450,00 €</text:p>
          </table:table-cell>
          <table:table-cell table:number-columns-repeated="3"/>
          <table:table-cell table:formula="of:=IF(ISBLANK([Fee.$B12]);&quot;&quot;;[Fee.$B12])">
            <text:p/>
          </table:table-cell>
          <table:table-cell table:style-name="ce26" table:formula="of:=IF(ISBLANK([Fee.$C12]);&quot;&quot;;MAX([Fee.$C12];0))">
            <text:p/>
          </table:table-cell>
          <table:table-cell/>
          <table:table-cell table:formula="of:=IF([.J14]=&quot;&quot;;&quot;&quot;;[.J14]*[.K14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2]);&quot;&quot;;[Expenditure.$B12])" office:value-type="string" office:string-value="Lunch" calcext:value-type="string">
            <text:p>Lunch</text:p>
          </table:table-cell>
          <table:table-cell table:number-columns-repeated="2"/>
          <table:table-cell table:formula="of:=IF(ISBLANK([Expenditure.$D12]);&quot;&quot;;[Expenditure.$D12])" office:value-type="currency" office:currency="EUR" office:value="800" calcext:value-type="currency">
            <text:p>800,00 €</text:p>
          </table:table-cell>
          <table:table-cell table:number-columns-repeated="3"/>
          <table:table-cell table:formula="of:=IF(ISBLANK([Fee.$B13]);&quot;&quot;;[Fee.$B13])">
            <text:p/>
          </table:table-cell>
          <table:table-cell table:style-name="ce26" table:formula="of:=IF(ISBLANK([Fee.$C13]);&quot;&quot;;MAX([Fee.$C13];0))">
            <text:p/>
          </table:table-cell>
          <table:table-cell/>
          <table:table-cell table:formula="of:=IF([.J15]=&quot;&quot;;&quot;&quot;;[.J15]*[.K15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3]);&quot;&quot;;[Expenditure.$B13])">
            <text:p/>
          </table:table-cell>
          <table:table-cell table:number-columns-repeated="2"/>
          <table:table-cell table:formula="of:=IF(ISBLANK([Expenditure.$D13]);&quot;&quot;;[Expenditure.$D13])">
            <text:p/>
          </table:table-cell>
          <table:table-cell table:number-columns-repeated="3"/>
          <table:table-cell table:formula="of:=IF(ISBLANK([Fee.$B14]);&quot;&quot;;[Fee.$B14])">
            <text:p/>
          </table:table-cell>
          <table:table-cell table:style-name="ce26" table:formula="of:=IF(ISBLANK([Fee.$C14]);&quot;&quot;;MAX([Fee.$C14];0))">
            <text:p/>
          </table:table-cell>
          <table:table-cell/>
          <table:table-cell table:formula="of:=IF([.J16]=&quot;&quot;;&quot;&quot;;[.J16]*[.K16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4]);&quot;&quot;;[Expenditure.$B14])">
            <text:p/>
          </table:table-cell>
          <table:table-cell table:number-columns-repeated="2"/>
          <table:table-cell table:formula="of:=IF(ISBLANK([Expenditure.$D14]);&quot;&quot;;[Expenditure.$D14])">
            <text:p/>
          </table:table-cell>
          <table:table-cell table:number-columns-repeated="3"/>
          <table:table-cell table:formula="of:=IF(ISBLANK([Fee.$B15]);&quot;&quot;;[Fee.$B15])">
            <text:p/>
          </table:table-cell>
          <table:table-cell table:style-name="ce26" table:formula="of:=IF(ISBLANK([Fee.$C15]);&quot;&quot;;MAX([Fee.$C15];0))">
            <text:p/>
          </table:table-cell>
          <table:table-cell/>
          <table:table-cell table:formula="of:=IF([.J17]=&quot;&quot;;&quot;&quot;;[.J17]*[.K17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5]);&quot;&quot;;[Expenditure.$B15])">
            <text:p/>
          </table:table-cell>
          <table:table-cell table:number-columns-repeated="2"/>
          <table:table-cell table:formula="of:=IF(ISBLANK([Expenditure.$D15]);&quot;&quot;;[Expenditure.$D15])">
            <text:p/>
          </table:table-cell>
          <table:table-cell table:number-columns-repeated="3"/>
          <table:table-cell table:formula="of:=IF(ISBLANK([Fee.$B16]);&quot;&quot;;[Fee.$B16])">
            <text:p/>
          </table:table-cell>
          <table:table-cell table:style-name="ce26" table:formula="of:=IF(ISBLANK([Fee.$C16]);&quot;&quot;;MAX([Fee.$C16];0))">
            <text:p/>
          </table:table-cell>
          <table:table-cell/>
          <table:table-cell table:formula="of:=IF([.J18]=&quot;&quot;;&quot;&quot;;[.J18]*[.K18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6]);&quot;&quot;;[Expenditure.$B16])">
            <text:p/>
          </table:table-cell>
          <table:table-cell table:number-columns-repeated="2"/>
          <table:table-cell table:formula="of:=IF(ISBLANK([Expenditure.$D16]);&quot;&quot;;[Expenditure.$D16])">
            <text:p/>
          </table:table-cell>
          <table:table-cell table:number-columns-repeated="3"/>
          <table:table-cell table:formula="of:=IF(ISBLANK([Fee.$B17]);&quot;&quot;;[Fee.$B17])">
            <text:p/>
          </table:table-cell>
          <table:table-cell table:style-name="ce26" table:formula="of:=IF(ISBLANK([Fee.$C17]);&quot;&quot;;MAX([Fee.$C17];0))">
            <text:p/>
          </table:table-cell>
          <table:table-cell/>
          <table:table-cell table:formula="of:=IF([.J19]=&quot;&quot;;&quot;&quot;;[.J19]*[.K19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7]);&quot;&quot;;[Expenditure.$B17])">
            <text:p/>
          </table:table-cell>
          <table:table-cell table:number-columns-repeated="2"/>
          <table:table-cell table:formula="of:=IF(ISBLANK([Expenditure.$D17]);&quot;&quot;;[Expenditure.$D17])">
            <text:p/>
          </table:table-cell>
          <table:table-cell table:number-columns-repeated="3"/>
          <table:table-cell table:formula="of:=IF(ISBLANK([Fee.$B18]);&quot;&quot;;[Fee.$B18])">
            <text:p/>
          </table:table-cell>
          <table:table-cell table:style-name="ce26" table:formula="of:=IF(ISBLANK([Fee.$C18]);&quot;&quot;;MAX([Fee.$C18];0))">
            <text:p/>
          </table:table-cell>
          <table:table-cell/>
          <table:table-cell table:formula="of:=IF([.J20]=&quot;&quot;;&quot;&quot;;[.J20]*[.K20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8]);&quot;&quot;;[Expenditure.$B18])">
            <text:p/>
          </table:table-cell>
          <table:table-cell table:number-columns-repeated="2"/>
          <table:table-cell table:formula="of:=IF(ISBLANK([Expenditure.$D18]);&quot;&quot;;[Expenditure.$D18])">
            <text:p/>
          </table:table-cell>
          <table:table-cell table:number-columns-repeated="3"/>
          <table:table-cell table:formula="of:=IF(ISBLANK([Fee.$B19]);&quot;&quot;;[Fee.$B19])">
            <text:p/>
          </table:table-cell>
          <table:table-cell table:style-name="ce26" table:formula="of:=IF(ISBLANK([Fee.$C19]);&quot;&quot;;MAX([Fee.$C19];0))">
            <text:p/>
          </table:table-cell>
          <table:table-cell/>
          <table:table-cell table:formula="of:=IF([.J21]=&quot;&quot;;&quot;&quot;;[.J21]*[.K21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19]);&quot;&quot;;[Expenditure.$B19])">
            <text:p/>
          </table:table-cell>
          <table:table-cell table:number-columns-repeated="2"/>
          <table:table-cell table:formula="of:=IF(ISBLANK([Expenditure.$D19]);&quot;&quot;;[Expenditure.$D19])">
            <text:p/>
          </table:table-cell>
          <table:table-cell table:number-columns-repeated="3"/>
          <table:table-cell table:formula="of:=IF(ISBLANK([Fee.$B20]);&quot;&quot;;[Fee.$B20])">
            <text:p/>
          </table:table-cell>
          <table:table-cell table:style-name="ce26" table:formula="of:=IF(ISBLANK([Fee.$C20]);&quot;&quot;;MAX([Fee.$C20];0))">
            <text:p/>
          </table:table-cell>
          <table:table-cell/>
          <table:table-cell table:formula="of:=IF([.J22]=&quot;&quot;;&quot;&quot;;[.J22]*[.K22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0]);&quot;&quot;;[Expenditure.$B20])">
            <text:p/>
          </table:table-cell>
          <table:table-cell table:number-columns-repeated="2"/>
          <table:table-cell table:formula="of:=IF(ISBLANK([Expenditure.$D20]);&quot;&quot;;[Expenditure.$D20])">
            <text:p/>
          </table:table-cell>
          <table:table-cell table:number-columns-repeated="3"/>
          <table:table-cell table:formula="of:=IF(ISBLANK([Fee.$B21]);&quot;&quot;;[Fee.$B21])">
            <text:p/>
          </table:table-cell>
          <table:table-cell table:style-name="ce26" table:formula="of:=IF(ISBLANK([Fee.$C21]);&quot;&quot;;MAX([Fee.$C21];0))">
            <text:p/>
          </table:table-cell>
          <table:table-cell/>
          <table:table-cell table:formula="of:=IF([.J23]=&quot;&quot;;&quot;&quot;;[.J23]*[.K23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1]);&quot;&quot;;[Expenditure.$B21])">
            <text:p/>
          </table:table-cell>
          <table:table-cell table:number-columns-repeated="2"/>
          <table:table-cell table:formula="of:=IF(ISBLANK([Expenditure.$D21]);&quot;&quot;;[Expenditure.$D21])">
            <text:p/>
          </table:table-cell>
          <table:table-cell table:number-columns-repeated="3"/>
          <table:table-cell table:formula="of:=IF(ISBLANK([Fee.$B22]);&quot;&quot;;[Fee.$B22])">
            <text:p/>
          </table:table-cell>
          <table:table-cell table:style-name="ce26" table:formula="of:=IF(ISBLANK([Fee.$C22]);&quot;&quot;;MAX([Fee.$C22];0))">
            <text:p/>
          </table:table-cell>
          <table:table-cell/>
          <table:table-cell table:formula="of:=IF([.J24]=&quot;&quot;;&quot;&quot;;[.J24]*[.K24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2]);&quot;&quot;;[Expenditure.$B22])">
            <text:p/>
          </table:table-cell>
          <table:table-cell table:number-columns-repeated="2"/>
          <table:table-cell table:formula="of:=IF(ISBLANK([Expenditure.$D22]);&quot;&quot;;[Expenditure.$D22])">
            <text:p/>
          </table:table-cell>
          <table:table-cell table:number-columns-repeated="3"/>
          <table:table-cell table:formula="of:=IF(ISBLANK([Fee.$B23]);&quot;&quot;;[Fee.$B23])">
            <text:p/>
          </table:table-cell>
          <table:table-cell table:style-name="ce26" table:formula="of:=IF(ISBLANK([Fee.$C23]);&quot;&quot;;MAX([Fee.$C23];0))">
            <text:p/>
          </table:table-cell>
          <table:table-cell/>
          <table:table-cell table:formula="of:=IF([.J25]=&quot;&quot;;&quot;&quot;;[.J25]*[.K25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3]);&quot;&quot;;[Expenditure.$B23])">
            <text:p/>
          </table:table-cell>
          <table:table-cell table:number-columns-repeated="2"/>
          <table:table-cell table:formula="of:=IF(ISBLANK([Expenditure.$D23]);&quot;&quot;;[Expenditure.$D23])">
            <text:p/>
          </table:table-cell>
          <table:table-cell table:number-columns-repeated="3"/>
          <table:table-cell table:formula="of:=IF(ISBLANK([Fee.$B24]);&quot;&quot;;[Fee.$B24])">
            <text:p/>
          </table:table-cell>
          <table:table-cell table:style-name="ce26" table:formula="of:=IF(ISBLANK([Fee.$C24]);&quot;&quot;;MAX([Fee.$C24];0))">
            <text:p/>
          </table:table-cell>
          <table:table-cell/>
          <table:table-cell table:formula="of:=IF([.J26]=&quot;&quot;;&quot;&quot;;[.J26]*[.K26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4]);&quot;&quot;;[Expenditure.$B24])">
            <text:p/>
          </table:table-cell>
          <table:table-cell table:number-columns-repeated="2"/>
          <table:table-cell table:formula="of:=IF(ISBLANK([Expenditure.$D24]);&quot;&quot;;[Expenditure.$D24])">
            <text:p/>
          </table:table-cell>
          <table:table-cell table:number-columns-repeated="3"/>
          <table:table-cell table:formula="of:=IF(ISBLANK([Fee.$B25]);&quot;&quot;;[Fee.$B25])">
            <text:p/>
          </table:table-cell>
          <table:table-cell table:style-name="ce26" table:formula="of:=IF(ISBLANK([Fee.$C25]);&quot;&quot;;MAX([Fee.$C25];0))">
            <text:p/>
          </table:table-cell>
          <table:table-cell/>
          <table:table-cell table:formula="of:=IF([.J27]=&quot;&quot;;&quot;&quot;;[.J27]*[.K27])">
            <text:p/>
          </table:table-cell>
          <table:table-cell table:number-columns-repeated="2"/>
        </table:table-row>
        <table:table-row table:style-name="ro2">
          <table:table-cell/>
          <table:table-cell table:formula="of:=IF(ISBLANK([Expenditure.$B25]);&quot;&quot;;[Expenditure.$B25])">
            <text:p/>
          </table:table-cell>
          <table:table-cell table:style-name="ce19" table:number-columns-repeated="2"/>
          <table:table-cell table:formula="of:=IF(ISBLANK([Expenditure.$D25]);&quot;&quot;;[Expenditure.$D25])">
            <text:p/>
          </table:table-cell>
          <table:table-cell table:number-columns-repeated="3"/>
          <table:table-cell table:formula="of:=IF(ISBLANK([Fee.$B26]);&quot;&quot;;[Fee.$B26])">
            <text:p/>
          </table:table-cell>
          <table:table-cell table:style-name="ce26" table:formula="of:=IF(ISBLANK([Fee.$C26]);&quot;&quot;;MAX([Fee.$C26];0))">
            <text:p/>
          </table:table-cell>
          <table:table-cell/>
          <table:table-cell table:formula="of:=IF([.J28]=&quot;&quot;;&quot;&quot;;[.J28]*[.K28])">
            <text:p/>
          </table:table-cell>
          <table:table-cell table:number-columns-repeated="2"/>
        </table:table-row>
        <table:table-row table:style-name="ro2">
          <table:table-cell/>
          <table:table-cell table:style-name="ce36" table:number-columns-repeated="4"/>
          <table:table-cell table:number-columns-repeated="3"/>
          <table:table-cell table:style-name="ce9" table:number-columns-repeated="4"/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Person Costs</text:p>
          </table:table-cell>
          <table:table-cell table:style-name="ce36"/>
          <table:table-cell table:style-name="ce41" office:value-type="string" calcext:value-type="string">
            <text:p>Subtotal</text:p>
          </table:table-cell>
          <table:table-cell table:style-name="ce49" table:formula="of:=SUM([.E32:.E51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47" office:value-type="string" calcext:value-type="string">
            <text:p>Others</text:p>
          </table:table-cell>
          <table:table-cell table:style-name="ce9"/>
          <table:table-cell table:style-name="ce9" office:value-type="string" calcext:value-type="string">
            <text:p>Subtotal</text:p>
          </table:table-cell>
          <table:table-cell table:style-name="ce51" table:formula="of:=SUM([.L32:.L51])" office:value-type="currency" office:currency="EUR" office:value="200" calcext:value-type="currency">
            <text:p>200,00 €</text:p>
          </table:table-cell>
          <table:table-cell/>
          <table:table-cell table:style-name="ce32"/>
        </table:table-row>
        <table:table-row table:style-name="ro2">
          <table:table-cell/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Item Price</text:p>
          </table:table-cell>
          <table:table-cell table:style-name="ce42" office:value-type="string" calcext:value-type="string">
            <text:p>Amount</text:p>
          </table:table-cell>
          <table:table-cell table:style-name="ce6" office:value-type="string" calcext:value-type="string">
            <text:p>Total</text:p>
          </table:table-cell>
          <table:table-cell table:number-columns-repeated="3"/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style-name="ce6" office:value-type="string" calcext:value-type="string">
            <text:p>Price</text:p>
          </table:table-cell>
          <table:table-cell/>
          <table:table-cell table:style-name="ce32"/>
        </table:table-row>
        <table:table-row table:style-name="ro2">
          <table:table-cell/>
          <table:table-cell table:formula="of:=IF(ISBLANK([Fee.$B7]);&quot;&quot;;[Fee.$B7])" office:value-type="string" office:string-value="Staff" calcext:value-type="string">
            <text:p>Staff</text:p>
          </table:table-cell>
          <table:table-cell table:style-name="ce26" table:formula="of:=IF(ISBLANK([Fee.$D7]);&quot;&quot;;MAX([Fee.$D7]-[Fee.$E$3];0))" office:value-type="currency" office:currency="EUR" office:value="0" calcext:value-type="currency">
            <text:p>0,00 €</text:p>
          </table:table-cell>
          <table:table-cell table:style-name="ce43"/>
          <table:table-cell table:formula="of:=IF([.C32]=&quot;&quot;;&quot;&quot;;[.C32]*[.D32])" office:value-type="currency" office:currency="EUR" office:value="0" calcext:value-type="currency">
            <text:p>0,00 €</text:p>
          </table:table-cell>
          <table:table-cell table:number-columns-repeated="3"/>
          <table:table-cell office:value-type="string" calcext:value-type="string">
            <text:p>Sponsor 1</text:p>
          </table:table-cell>
          <table:table-cell table:number-columns-repeated="2"/>
          <table:table-cell office:value-type="currency" office:currency="EUR" office:value="200" calcext:value-type="currency">
            <text:p>200,00 €</text:p>
          </table:table-cell>
          <table:table-cell table:number-columns-repeated="2"/>
        </table:table-row>
        <table:table-row table:style-name="ro2">
          <table:table-cell/>
          <table:table-cell table:formula="of:=IF(ISBLANK([Fee.$B8]);&quot;&quot;;[Fee.$B8])" office:value-type="string" office:string-value="Full" calcext:value-type="string">
            <text:p>Full</text:p>
          </table:table-cell>
          <table:table-cell table:style-name="ce26" table:formula="of:=IF(ISBLANK([Fee.$D8]);&quot;&quot;;MAX([Fee.$D8]-[Fee.$E$3];0))" office:value-type="currency" office:currency="EUR" office:value="35" calcext:value-type="currency">
            <text:p>35,00 €</text:p>
          </table:table-cell>
          <table:table-cell table:style-name="ce43"/>
          <table:table-cell table:formula="of:=IF([.C33]=&quot;&quot;;&quot;&quot;;[.C33]*[.D33])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2">
          <table:table-cell/>
          <table:table-cell table:formula="of:=IF(ISBLANK([Fee.$B9]);&quot;&quot;;[Fee.$B9])">
            <text:p/>
          </table:table-cell>
          <table:table-cell table:style-name="ce26" table:formula="of:=IF(ISBLANK([Fee.$D9]);&quot;&quot;;MAX([Fee.$D9]-[Fee.$E$3];0))">
            <text:p/>
          </table:table-cell>
          <table:table-cell table:style-name="ce43"/>
          <table:table-cell table:formula="of:=IF([.C34]=&quot;&quot;;&quot;&quot;;[.C34]*[.D34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0]);&quot;&quot;;[Fee.$B10])">
            <text:p/>
          </table:table-cell>
          <table:table-cell table:style-name="ce26" table:formula="of:=IF(ISBLANK([Fee.$D10]);&quot;&quot;;MAX([Fee.$D10]-[Fee.$E$3];0))">
            <text:p/>
          </table:table-cell>
          <table:table-cell table:style-name="ce43"/>
          <table:table-cell table:formula="of:=IF([.C35]=&quot;&quot;;&quot;&quot;;[.C35]*[.D35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1]);&quot;&quot;;[Fee.$B11])">
            <text:p/>
          </table:table-cell>
          <table:table-cell table:style-name="ce26" table:formula="of:=IF(ISBLANK([Fee.$D11]);&quot;&quot;;MAX([Fee.$D11]-[Fee.$E$3];0))">
            <text:p/>
          </table:table-cell>
          <table:table-cell table:style-name="ce43"/>
          <table:table-cell table:formula="of:=IF([.C36]=&quot;&quot;;&quot;&quot;;[.C36]*[.D36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2]);&quot;&quot;;[Fee.$B12])">
            <text:p/>
          </table:table-cell>
          <table:table-cell table:style-name="ce26" table:formula="of:=IF(ISBLANK([Fee.$D12]);&quot;&quot;;MAX([Fee.$D12]-[Fee.$E$3];0))">
            <text:p/>
          </table:table-cell>
          <table:table-cell table:style-name="ce43"/>
          <table:table-cell table:formula="of:=IF([.C37]=&quot;&quot;;&quot;&quot;;[.C37]*[.D37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3]);&quot;&quot;;[Fee.$B13])">
            <text:p/>
          </table:table-cell>
          <table:table-cell table:style-name="ce26" table:formula="of:=IF(ISBLANK([Fee.$D13]);&quot;&quot;;MAX([Fee.$D13]-[Fee.$E$3];0))">
            <text:p/>
          </table:table-cell>
          <table:table-cell table:style-name="ce43"/>
          <table:table-cell table:formula="of:=IF([.C38]=&quot;&quot;;&quot;&quot;;[.C38]*[.D38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4]);&quot;&quot;;[Fee.$B14])">
            <text:p/>
          </table:table-cell>
          <table:table-cell table:style-name="ce26" table:formula="of:=IF(ISBLANK([Fee.$D14]);&quot;&quot;;MAX([Fee.$D14]-[Fee.$E$3];0))">
            <text:p/>
          </table:table-cell>
          <table:table-cell table:style-name="ce43"/>
          <table:table-cell table:formula="of:=IF([.C39]=&quot;&quot;;&quot;&quot;;[.C39]*[.D39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5]);&quot;&quot;;[Fee.$B15])">
            <text:p/>
          </table:table-cell>
          <table:table-cell table:style-name="ce26" table:formula="of:=IF(ISBLANK([Fee.$D15]);&quot;&quot;;MAX([Fee.$D15]-[Fee.$E$3];0))">
            <text:p/>
          </table:table-cell>
          <table:table-cell table:style-name="ce43"/>
          <table:table-cell table:formula="of:=IF([.C40]=&quot;&quot;;&quot;&quot;;[.C40]*[.D40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6]);&quot;&quot;;[Fee.$B16])">
            <text:p/>
          </table:table-cell>
          <table:table-cell table:style-name="ce26" table:formula="of:=IF(ISBLANK([Fee.$D16]);&quot;&quot;;MAX([Fee.$D16]-[Fee.$E$3];0))">
            <text:p/>
          </table:table-cell>
          <table:table-cell table:style-name="ce43"/>
          <table:table-cell table:formula="of:=IF([.C41]=&quot;&quot;;&quot;&quot;;[.C41]*[.D41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7]);&quot;&quot;;[Fee.$B17])">
            <text:p/>
          </table:table-cell>
          <table:table-cell table:style-name="ce26" table:formula="of:=IF(ISBLANK([Fee.$D17]);&quot;&quot;;MAX([Fee.$D17]-[Fee.$E$3];0))">
            <text:p/>
          </table:table-cell>
          <table:table-cell table:style-name="ce43"/>
          <table:table-cell table:formula="of:=IF([.C42]=&quot;&quot;;&quot;&quot;;[.C42]*[.D42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8]);&quot;&quot;;[Fee.$B18])">
            <text:p/>
          </table:table-cell>
          <table:table-cell table:style-name="ce26" table:formula="of:=IF(ISBLANK([Fee.$D18]);&quot;&quot;;MAX([Fee.$D18]-[Fee.$E$3];0))">
            <text:p/>
          </table:table-cell>
          <table:table-cell table:style-name="ce43"/>
          <table:table-cell table:formula="of:=IF([.C43]=&quot;&quot;;&quot;&quot;;[.C43]*[.D43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19]);&quot;&quot;;[Fee.$B19])">
            <text:p/>
          </table:table-cell>
          <table:table-cell table:style-name="ce26" table:formula="of:=IF(ISBLANK([Fee.$D19]);&quot;&quot;;MAX([Fee.$D19]-[Fee.$E$3];0))">
            <text:p/>
          </table:table-cell>
          <table:table-cell table:style-name="ce43"/>
          <table:table-cell table:formula="of:=IF([.C44]=&quot;&quot;;&quot;&quot;;[.C44]*[.D44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0]);&quot;&quot;;[Fee.$B20])">
            <text:p/>
          </table:table-cell>
          <table:table-cell table:style-name="ce26" table:formula="of:=IF(ISBLANK([Fee.$D20]);&quot;&quot;;MAX([Fee.$D20]-[Fee.$E$3];0))">
            <text:p/>
          </table:table-cell>
          <table:table-cell table:style-name="ce43"/>
          <table:table-cell table:formula="of:=IF([.C45]=&quot;&quot;;&quot;&quot;;[.C45]*[.D45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1]);&quot;&quot;;[Fee.$B21])">
            <text:p/>
          </table:table-cell>
          <table:table-cell table:style-name="ce26" table:formula="of:=IF(ISBLANK([Fee.$D21]);&quot;&quot;;MAX([Fee.$D21]-[Fee.$E$3];0))">
            <text:p/>
          </table:table-cell>
          <table:table-cell table:style-name="ce43"/>
          <table:table-cell table:formula="of:=IF([.C46]=&quot;&quot;;&quot;&quot;;[.C46]*[.D46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2]);&quot;&quot;;[Fee.$B22])">
            <text:p/>
          </table:table-cell>
          <table:table-cell table:style-name="ce26" table:formula="of:=IF(ISBLANK([Fee.$D22]);&quot;&quot;;MAX([Fee.$D22]-[Fee.$E$3];0))">
            <text:p/>
          </table:table-cell>
          <table:table-cell table:style-name="ce43"/>
          <table:table-cell table:formula="of:=IF([.C47]=&quot;&quot;;&quot;&quot;;[.C47]*[.D47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3]);&quot;&quot;;[Fee.$B23])">
            <text:p/>
          </table:table-cell>
          <table:table-cell table:style-name="ce26" table:formula="of:=IF(ISBLANK([Fee.$D23]);&quot;&quot;;MAX([Fee.$D23]-[Fee.$E$3];0))">
            <text:p/>
          </table:table-cell>
          <table:table-cell table:style-name="ce43"/>
          <table:table-cell table:formula="of:=IF([.C48]=&quot;&quot;;&quot;&quot;;[.C48]*[.D48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4]);&quot;&quot;;[Fee.$B24])">
            <text:p/>
          </table:table-cell>
          <table:table-cell table:style-name="ce26" table:formula="of:=IF(ISBLANK([Fee.$D24]);&quot;&quot;;MAX([Fee.$D24]-[Fee.$E$3];0))">
            <text:p/>
          </table:table-cell>
          <table:table-cell table:style-name="ce43"/>
          <table:table-cell table:formula="of:=IF([.C49]=&quot;&quot;;&quot;&quot;;[.C49]*[.D49])">
            <text:p/>
          </table:table-cell>
          <table:table-cell table:number-columns-repeated="9"/>
        </table:table-row>
        <table:table-row table:style-name="ro2">
          <table:table-cell/>
          <table:table-cell table:formula="of:=IF(ISBLANK([Fee.$B25]);&quot;&quot;;[Fee.$B25])">
            <text:p/>
          </table:table-cell>
          <table:table-cell table:style-name="ce26" table:formula="of:=IF(ISBLANK([Fee.$D25]);&quot;&quot;;MAX([Fee.$D25]-[Fee.$E$3];0))">
            <text:p/>
          </table:table-cell>
          <table:table-cell table:style-name="ce43"/>
          <table:table-cell table:formula="of:=IF([.C50]=&quot;&quot;;&quot;&quot;;[.C50]*[.D50])">
            <text:p/>
          </table:table-cell>
          <table:table-cell table:number-columns-repeated="9"/>
        </table:table-row>
        <table:table-row table:style-name="ro2">
          <table:table-cell table:style-name="ce4"/>
          <table:table-cell table:style-name="ce23" table:formula="of:=IF(ISBLANK([Fee.$B26]);&quot;&quot;;[Fee.$B26])">
            <text:p/>
          </table:table-cell>
          <table:table-cell table:style-name="ce27" table:formula="of:=IF(ISBLANK([Fee.$D26]);&quot;&quot;;MAX([Fee.$D26]-[Fee.$E$3];0))">
            <text:p/>
          </table:table-cell>
          <table:table-cell table:style-name="ce44"/>
          <table:table-cell table:style-name="ce27" table:formula="of:=IF([.C51]=&quot;&quot;;&quot;&quot;;[.C51]*[.D51])">
            <text:p/>
          </table:table-cell>
          <table:table-cell table:style-name="ce17"/>
          <table:table-cell/>
          <table:table-cell table:style-name="ce4"/>
          <table:table-cell table:style-name="ce23" table:number-columns-repeated="3"/>
          <table:table-cell table:style-name="ce27"/>
          <table:table-cell table:style-name="ce17"/>
          <table:table-cell/>
        </table:table-row>
      </table:table>
      <table:table table:name="Accounting" table:style-name="ta1">
        <office:forms form:automatic-focus="false" form:apply-design-mode="false"/>
        <table:table-column table:style-name="co1" table:default-cell-style-name="ce20"/>
        <table:table-column table:style-name="co17" table:default-cell-style-name="Default"/>
        <table:table-column table:style-name="co2" table:default-cell-style-name="Default"/>
        <table:table-column table:style-name="co2" table:default-cell-style-name="ce26"/>
        <table:table-column table:style-name="co1" table:default-cell-style-name="ce31"/>
        <table:table-column table:style-name="co1" table:default-cell-style-name="Default"/>
        <table:table-column table:style-name="co1" table:default-cell-style-name="ce20"/>
        <table:table-column table:style-name="co17" table:default-cell-style-name="Default"/>
        <table:table-column table:style-name="co2" table:number-columns-repeated="2" table:default-cell-style-name="Default"/>
        <table:table-column table:style-name="co1" table:default-cell-style-name="ce31"/>
        <table:table-row table:style-name="ro1">
          <table:table-cell table:style-name="ce52" office:value-type="string" calcext:value-type="string">
            <text:p>Accounting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Default"/>
          <table:table-cell table:style-name="ce34" office:value-type="string" calcext:value-type="string">
            <text:p>Balance</text:p>
          </table:table-cell>
          <table:table-cell table:style-name="ce24"/>
          <table:table-cell table:style-name="ce45" table:formula="of:=[.J5]-[.D5]" office:value-type="string" office:string-value="" calcext:value-type="error">
            <text:p>#REF!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3"/>
          <table:table-cell table:style-name="ce22" office:value-type="string" calcext:value-type="string" table:number-columns-spanned="1" table:number-rows-spanned="2">
            <text:p>Expenditure</text:p>
          </table:table-cell>
          <table:table-cell table:style-name="ce38" office:value-type="string" calcext:value-type="string" table:number-columns-spanned="1" table:number-rows-spanned="2">
            <text:p>Total</text:p>
          </table:table-cell>
          <table:table-cell table:style-name="ce53" table:number-columns-spanned="1" table:number-rows-spanned="2"/>
          <table:table-cell table:style-name="ce30"/>
          <table:table-cell/>
          <table:table-cell table:style-name="ce3"/>
          <table:table-cell table:style-name="ce50" office:value-type="string" calcext:value-type="string" table:number-columns-spanned="1" table:number-rows-spanned="2">
            <text:p>Income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46" table:formula="of:=[.J#REF!]+[.J29]" office:value-type="string" office:string-value="" calcext:value-type="error" table:number-columns-spanned="1" table:number-rows-spanned="2">
            <text:p>#REF!</text:p>
          </table:table-cell>
          <table:table-cell table:style-name="ce30"/>
        </table:table-row>
        <table:table-row table:style-name="ro2">
          <table:table-cell/>
          <table:covered-table-cell table:style-name="ce9"/>
          <table:covered-table-cell table:style-name="ce39"/>
          <table:covered-table-cell table:style-name="ce47"/>
          <table:table-cell table:number-columns-repeated="3"/>
          <table:covered-table-cell table:style-name="ce9"/>
          <table:covered-table-cell table:number-columns-repeated="2" table:style-name="ce47"/>
          <table:table-cell/>
        </table:table-row>
        <table:table-row table:style-name="ro2">
          <table:table-cell/>
          <table:table-cell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Value</text:p>
          </table:table-cell>
          <table:table-cell table:number-columns-repeated="3"/>
          <table:table-cell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Value</text:p>
          </table:table-cell>
          <table:table-cell/>
        </table:table-row>
        <table:table-row table:style-name="ro2">
          <table:table-cell/>
          <table:table-cell table:formula="of:=IF(ISBLANK([Expenditure.$B6]);&quot;&quot;;[Expenditure.$B6])" office:value-type="string" office:string-value="Personal (e.g. Trainers)" calcext:value-type="string">
            <text:p>Personal (e.g. Trainers)</text:p>
          </table:table-cell>
          <table:table-cell/>
          <table:table-cell table:formula="of:=IF(ISBLANK([Expenditure.$E6]);&quot;&quot;;[Expenditure.$E6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7]);&quot;&quot;;[Expenditure.$B7])" office:value-type="string" office:string-value="Drinks" calcext:value-type="string">
            <text:p>Drinks</text:p>
          </table:table-cell>
          <table:table-cell/>
          <table:table-cell table:formula="of:=IF(ISBLANK([Expenditure.$E7]);&quot;&quot;;[Expenditure.$E7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8]);&quot;&quot;;[Expenditure.$B8])" office:value-type="string" office:string-value="Breakfast" calcext:value-type="string">
            <text:p>Breakfast</text:p>
          </table:table-cell>
          <table:table-cell/>
          <table:table-cell table:formula="of:=IF(ISBLANK([Expenditure.$E8]);&quot;&quot;;[Expenditure.$E8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9]);&quot;&quot;;[Expenditure.$B9])" office:value-type="string" office:string-value="Audio Equipment" calcext:value-type="string">
            <text:p>Audio Equipment</text:p>
          </table:table-cell>
          <table:table-cell/>
          <table:table-cell table:formula="of:=IF(ISBLANK([Expenditure.$E9]);&quot;&quot;;[Expenditure.$E9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0]);&quot;&quot;;[Expenditure.$B10])" office:value-type="string" office:string-value="Miscellaneous" calcext:value-type="string">
            <text:p>Miscellaneous</text:p>
          </table:table-cell>
          <table:table-cell/>
          <table:table-cell table:formula="of:=IF(ISBLANK([Expenditure.$E10]);&quot;&quot;;[Expenditure.$E10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1]);&quot;&quot;;[Expenditure.$B11])" office:value-type="string" office:string-value="Dinner" calcext:value-type="string">
            <text:p>Dinner</text:p>
          </table:table-cell>
          <table:table-cell/>
          <table:table-cell table:formula="of:=IF(ISBLANK([Expenditure.$E11]);&quot;&quot;;[Expenditure.$E11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2]);&quot;&quot;;[Expenditure.$B12])" office:value-type="string" office:string-value="Lunch" calcext:value-type="string">
            <text:p>Lunch</text:p>
          </table:table-cell>
          <table:table-cell/>
          <table:table-cell table:formula="of:=IF(ISBLANK([Expenditure.$E12]);&quot;&quot;;[Expenditure.$E12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3]);&quot;&quot;;[Expenditure.$B13])">
            <text:p/>
          </table:table-cell>
          <table:table-cell/>
          <table:table-cell table:formula="of:=IF(ISBLANK([Expenditure.$E13]);&quot;&quot;;[Expenditure.$E13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4]);&quot;&quot;;[Expenditure.$B14])">
            <text:p/>
          </table:table-cell>
          <table:table-cell/>
          <table:table-cell table:formula="of:=IF(ISBLANK([Expenditure.$E14]);&quot;&quot;;[Expenditure.$E14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5]);&quot;&quot;;[Expenditure.$B15])">
            <text:p/>
          </table:table-cell>
          <table:table-cell/>
          <table:table-cell table:formula="of:=IF(ISBLANK([Expenditure.$E15]);&quot;&quot;;[Expenditure.$E15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6]);&quot;&quot;;[Expenditure.$B16])">
            <text:p/>
          </table:table-cell>
          <table:table-cell/>
          <table:table-cell table:formula="of:=IF(ISBLANK([Expenditure.$E16]);&quot;&quot;;[Expenditure.$E16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7]);&quot;&quot;;[Expenditure.$B17])">
            <text:p/>
          </table:table-cell>
          <table:table-cell/>
          <table:table-cell table:formula="of:=IF(ISBLANK([Expenditure.$E17]);&quot;&quot;;[Expenditure.$E17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8]);&quot;&quot;;[Expenditure.$B18])">
            <text:p/>
          </table:table-cell>
          <table:table-cell/>
          <table:table-cell table:formula="of:=IF(ISBLANK([Expenditure.$E18]);&quot;&quot;;[Expenditure.$E18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19]);&quot;&quot;;[Expenditure.$B19])">
            <text:p/>
          </table:table-cell>
          <table:table-cell/>
          <table:table-cell table:formula="of:=IF(ISBLANK([Expenditure.$E19]);&quot;&quot;;[Expenditure.$E19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0]);&quot;&quot;;[Expenditure.$B20])">
            <text:p/>
          </table:table-cell>
          <table:table-cell/>
          <table:table-cell table:formula="of:=IF(ISBLANK([Expenditure.$E20]);&quot;&quot;;[Expenditure.$E20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1]);&quot;&quot;;[Expenditure.$B21])">
            <text:p/>
          </table:table-cell>
          <table:table-cell/>
          <table:table-cell table:formula="of:=IF(ISBLANK([Expenditure.$E21]);&quot;&quot;;[Expenditure.$E21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2]);&quot;&quot;;[Expenditure.$B22])">
            <text:p/>
          </table:table-cell>
          <table:table-cell/>
          <table:table-cell table:formula="of:=IF(ISBLANK([Expenditure.$E22]);&quot;&quot;;[Expenditure.$E22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3]);&quot;&quot;;[Expenditure.$B23])">
            <text:p/>
          </table:table-cell>
          <table:table-cell/>
          <table:table-cell table:formula="of:=IF(ISBLANK([Expenditure.$E23]);&quot;&quot;;[Expenditure.$E23])">
            <text:p/>
          </table:table-cell>
          <table:table-cell table:number-columns-repeated="7"/>
        </table:table-row>
        <table:table-row table:style-name="ro2">
          <table:table-cell/>
          <table:table-cell table:formula="of:=IF(ISBLANK([Expenditure.$B24]);&quot;&quot;;[Expenditure.$B24])">
            <text:p/>
          </table:table-cell>
          <table:table-cell/>
          <table:table-cell table:formula="of:=IF(ISBLANK([Expenditure.$E24]);&quot;&quot;;[Expenditure.$E24])">
            <text:p/>
          </table:table-cell>
          <table:table-cell table:number-columns-repeated="7"/>
        </table:table-row>
        <table:table-row table:style-name="ro2">
          <table:table-cell table:style-name="ce4"/>
          <table:table-cell table:style-name="ce23" table:formula="of:=IF(ISBLANK([Expenditure.$B25]);&quot;&quot;;[Expenditure.$B25])">
            <text:p/>
          </table:table-cell>
          <table:table-cell table:style-name="ce23"/>
          <table:table-cell table:style-name="ce27" table:formula="of:=IF(ISBLANK([Expenditure.$E25]);&quot;&quot;;[Expenditure.$E25])">
            <text:p/>
          </table:table-cell>
          <table:table-cell table:style-name="ce17"/>
          <table:table-cell/>
          <table:table-cell table:style-name="ce4"/>
          <table:table-cell table:style-name="ce23" table:number-columns-repeated="3"/>
          <table:table-cell table:style-name="ce17"/>
        </table:table-row>
      </table:table>
      <table:table table:name="Expenditur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55"/>
        <table:table-column table:style-name="co2" table:default-cell-style-name="ce58"/>
        <table:table-column table:style-name="co2" table:number-columns-repeated="2" table:default-cell-style-name="ce63"/>
        <table:table-column table:style-name="co1" table:default-cell-style-name="ce31"/>
        <table:table-column table:style-name="co1" table:default-cell-style-name="Default"/>
        <table:table-column table:style-name="co1" table:default-cell-style-name="ce20"/>
        <table:table-column table:style-name="co2" table:default-cell-style-name="Default"/>
        <table:table-column table:style-name="co2" table:default-cell-style-name="ce26"/>
        <table:table-column table:style-name="co2" table:default-cell-style-name="ce43"/>
        <table:table-column table:style-name="co2" table:default-cell-style-name="ce26"/>
        <table:table-column table:style-name="co18" table:default-cell-style-name="ce31"/>
        <table:table-row table:style-name="ro1">
          <table:table-cell table:style-name="ce1" office:value-type="string" calcext:value-type="string">
            <text:p>Expenditure</text:p>
          </table:table-cell>
          <table:table-cell table:style-name="Default"/>
          <table:table-cell table:style-name="ce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3"/>
          <table:table-cell table:style-name="ce22" office:value-type="string" calcext:value-type="string" table:number-columns-spanned="2" table:number-rows-spanned="2">
            <text:p>Fix Costs</text:p>
          </table:table-cell>
          <table:covered-table-cell table:style-name="ce25"/>
          <table:table-cell table:style-name="ce60" office:value-type="string" calcext:value-type="string" table:number-columns-spanned="2" table:number-rows-spanned="1">
            <text:p>Total</text:p>
          </table:table-cell>
          <table:covered-table-cell table:style-name="ce65"/>
          <table:table-cell table:style-name="ce30"/>
          <table:table-cell/>
          <table:table-cell table:style-name="ce66"/>
          <table:table-cell table:style-name="ce50" office:value-type="string" calcext:value-type="string" table:number-columns-spanned="2" table:number-rows-spanned="2">
            <text:p>Per Person Costs</text:p>
          </table:table-cell>
          <table:covered-table-cell table:style-name="ce25"/>
          <table:table-cell table:style-name="ce68" office:value-type="string" calcext:value-type="string" table:number-columns-spanned="1" table:number-rows-spanned="2">
            <text:p>Total:</text:p>
          </table:table-cell>
          <table:table-cell table:style-name="ce70" table:formula="of:=SUM([.L6:.L26])" office:value-type="currency" office:currency="EUR" office:value="20" calcext:value-type="currency" table:number-columns-spanned="1" table:number-rows-spanned="2">
            <text:p>20,00 €</text:p>
          </table:table-cell>
          <table:table-cell table:style-name="ce30"/>
        </table:table-row>
        <table:table-row table:style-name="ro2">
          <table:table-cell/>
          <table:covered-table-cell table:number-columns-repeated="2" table:style-name="ce9"/>
          <table:table-cell table:style-name="ce61" table:formula="of:=SUM([.D6:.D26])" office:value-type="currency" office:currency="EUR" office:value="3500" calcext:value-type="currency">
            <text:p>3.500,00 €</text:p>
          </table:table-cell>
          <table:table-cell table:style-name="ce61" table:formula="of:=SUM([.E6:.E26])" office:value-type="currency" office:currency="EUR" office:value="0" calcext:value-type="currency">
            <text:p>0,00 €</text:p>
          </table:table-cell>
          <table:table-cell table:number-columns-repeated="3"/>
          <table:covered-table-cell table:style-name="ce67"/>
          <table:covered-table-cell table:number-columns-repeated="2" table:style-name="ce6"/>
          <table:covered-table-cell table:style-name="ce67"/>
          <table:table-cell/>
        </table:table-row>
        <table:table-row table:style-name="ro2">
          <table:table-cell/>
          <table:table-cell table:style-name="ce54" office:value-type="string" calcext:value-type="string" table:number-columns-spanned="2" table:number-rows-spanned="1">
            <text:p>Item</text:p>
          </table:table-cell>
          <table:covered-table-cell table:style-name="ce57"/>
          <table:table-cell table:style-name="ce62" office:value-type="string" calcext:value-type="string">
            <text:p>Planned</text:p>
          </table:table-cell>
          <table:table-cell table:style-name="ce62" office:value-type="string" calcext:value-type="string">
            <text:p>Actual</text:p>
          </table:table-cell>
          <table:table-cell table:number-columns-repeated="3"/>
          <table:table-cell table:style-name="ce24" office:value-type="string" calcext:value-type="string">
            <text:p>Item</text:p>
          </table:table-cell>
          <table:table-cell table:style-name="ce28" office:value-type="string" calcext:value-type="string">
            <text:p>Value</text:p>
          </table:table-cell>
          <table:table-cell table:style-name="ce69" office:value-type="string" calcext:value-type="string">
            <text:p>Amount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Personal (e.g. Trainers)</text:p>
          </table:table-cell>
          <table:covered-table-cell/>
          <table:table-cell office:value-type="currency" office:currency="EUR" office:value="1500" calcext:value-type="currency">
            <text:p>1.500,00 €</text:p>
          </table:table-cell>
          <table:table-cell table:number-columns-repeated="4"/>
          <table:table-cell office:value-type="string" calcext:value-type="string">
            <text:p>Gym</text:p>
          </table:table-cell>
          <table:table-cell table:number-columns-repeated="2"/>
          <table:table-cell table:formula="of:=[.J6]*[.K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rinks</text:p>
          </table:table-cell>
          <table:covered-table-cell/>
          <table:table-cell office:value-type="currency" office:currency="EUR" office:value="300" calcext:value-type="currency">
            <text:p>300,00 €</text:p>
          </table:table-cell>
          <table:table-cell table:number-columns-repeated="4"/>
          <table:table-cell office:value-type="string" calcext:value-type="string">
            <text:p>Sleeping Hall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formula="of:=[.J7]*[.K7]" office:value-type="currency" office:currency="EUR" office:value="20" calcext:value-type="currency">
            <text:p>2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reakfast</text:p>
          </table:table-cell>
          <table:covered-table-cell/>
          <table:table-cell office:value-type="currency" office:currency="EUR" office:value="250" calcext:value-type="currency">
            <text:p>250,00 €</text:p>
          </table:table-cell>
          <table:table-cell table:number-columns-repeated="7"/>
          <table:table-cell table:formula="of:=[.J8]*[.K8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Audio Equipment</text:p>
          </table:table-cell>
          <table:covered-table-cell/>
          <table:table-cell office:value-type="currency" office:currency="EUR" office:value="100" calcext:value-type="currency">
            <text:p>100,00 €</text:p>
          </table:table-cell>
          <table:table-cell table:number-columns-repeated="7"/>
          <table:table-cell table:formula="of:=[.J9]*[.K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Miscellaneous</text:p>
          </table:table-cell>
          <table:covered-table-cell/>
          <table:table-cell office:value-type="currency" office:currency="EUR" office:value="100" calcext:value-type="currency">
            <text:p>100,00 €</text:p>
          </table:table-cell>
          <table:table-cell table:number-columns-repeated="7"/>
          <table:table-cell table:formula="of:=[.J10]*[.K10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inner</text:p>
          </table:table-cell>
          <table:covered-table-cell/>
          <table:table-cell office:value-type="currency" office:currency="EUR" office:value="450" calcext:value-type="currency">
            <text:p>450,00 €</text:p>
          </table:table-cell>
          <table:table-cell table:number-columns-repeated="7"/>
          <table:table-cell table:formula="of:=[.J11]*[.K11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unch</text:p>
          </table:table-cell>
          <table:covered-table-cell/>
          <table:table-cell office:value-type="currency" office:currency="EUR" office:value="800" calcext:value-type="currency">
            <text:p>800,00 €</text:p>
          </table:table-cell>
          <table:table-cell table:number-columns-repeated="7"/>
          <table:table-cell table:formula="of:=[.J12]*[.K12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3]*[.K13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4]*[.K14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5]*[.K1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6]*[.K1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7]*[.K1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8]*[.K18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19]*[.K1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0]*[.K20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1]*[.K21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2]*[.K22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3]*[.K23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4]*[.K24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repeated="8"/>
          <table:table-cell table:formula="of:=[.J25]*[.K2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4"/>
          <table:table-cell table:style-name="ce56" table:number-columns-spanned="2" table:number-rows-spanned="1"/>
          <table:covered-table-cell table:style-name="ce59"/>
          <table:table-cell table:style-name="ce64" table:number-columns-repeated="2"/>
          <table:table-cell table:style-name="ce17"/>
          <table:table-cell/>
          <table:table-cell table:style-name="ce4"/>
          <table:table-cell table:style-name="ce23"/>
          <table:table-cell table:style-name="ce27"/>
          <table:table-cell table:style-name="ce44"/>
          <table:table-cell table:style-name="ce27" table:formula="of:=[.J26]*[.K26]" office:value-type="currency" office:currency="EUR" office:value="0" calcext:value-type="currency">
            <text:p>0,00 €</text:p>
          </table:table-cell>
          <table:table-cell table:style-name="ce17"/>
        </table:table-row>
      </table:table>
      <table:named-expressions>
        <table:named-range table:name="Classes" table:base-cell-address="$Participants.$D$9" table:cell-range-address="$Fee.$B$7:.$B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15:21:13.33240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2:23:23.188573000</meta:creation-date>
    <dc:date>2015-07-27T18:47:36.242412000</dc:date>
    <meta:editing-duration>PT3H39M50S</meta:editing-duration>
    <meta:editing-cycles>15</meta:editing-cycles>
    <meta:generator>LibreOffice/4.4.4.3$MacOSX_X86_64 LibreOffice_project/2c39ebcf046445232b798108aa8a7e7d89552ea8</meta:generator>
    <meta:document-statistic meta:table-count="6" meta:cell-count="1048" meta:object-count="0"/>
  </office:meta>
</office:document-meta>
</file>